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2858in" svg:y="0.0496in">
            <draw:object draw:notify-on-update-of-ranges="Sheet1.A1:Sheet1.A1 T1P20S1_h21.C1:T1P20S1_h21.C15 Sheet1.A2:Sheet1.A2 T1P20S1_R_h21.C1:T1P20S1_R_h2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T1P20S1_h21</text:p>
          </table:table-cell>
        </table:table-row>
        <table:table-row table:style-name="ro1">
          <table:table-cell office:value-type="string" calcext:value-type="string">
            <text:p>T1P20S1_R_h21</text:p>
          </table:table-cell>
        </table:table-row>
      </table:table>
      <table:table table:name="T1P20S1_h2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6752649568508" calcext:value-type="float">
            <text:p>0.028675264956851</text:p>
          </table:table-cell>
          <table:table-cell office:value-type="float" office:value="0.013590016" calcext:value-type="float">
            <text:p>0.0135900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6235439343798" calcext:value-type="float">
            <text:p>0.866235439343798</text:p>
          </table:table-cell>
          <table:table-cell office:value-type="float" office:value="0.016328704" calcext:value-type="float">
            <text:p>0.0163287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853392400656" calcext:value-type="float">
            <text:p>0.260853392400656</text:p>
          </table:table-cell>
          <table:table-cell office:value-type="float" office:value="0.007236864" calcext:value-type="float">
            <text:p>0.0072368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2353217888291" calcext:value-type="float">
            <text:p>0.322353217888291</text:p>
          </table:table-cell>
          <table:table-cell office:value-type="float" office:value="0.00795264" calcext:value-type="float">
            <text:p>0.00795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791181379936" calcext:value-type="float">
            <text:p>0.37791181379936</text:p>
          </table:table-cell>
          <table:table-cell office:value-type="float" office:value="0.000762112" calcext:value-type="float">
            <text:p>0.0007621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2318365955598" calcext:value-type="float">
            <text:p>0.542318365955598</text:p>
          </table:table-cell>
          <table:table-cell office:value-type="float" office:value="0.0064128" calcext:value-type="float">
            <text:p>0.00641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5508084870969" calcext:value-type="float">
            <text:p>0.072550808487097</text:p>
          </table:table-cell>
          <table:table-cell office:value-type="float" office:value="0.00783488" calcext:value-type="float">
            <text:p>0.00783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953540225086" calcext:value-type="float">
            <text:p>0.41953540225086</text:p>
          </table:table-cell>
          <table:table-cell office:value-type="float" office:value="0.00151552" calcext:value-type="float">
            <text:p>0.001515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890489367214" calcext:value-type="float">
            <text:p>0.133890489367214</text:p>
          </table:table-cell>
          <table:table-cell office:value-type="float" office:value="0.00685184" calcext:value-type="float">
            <text:p>0.00685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5658502417261" calcext:value-type="float">
            <text:p>0.735658502417261</text:p>
          </table:table-cell>
          <table:table-cell office:value-type="float" office:value="0.010669568" calcext:value-type="float">
            <text:p>0.0106695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614211605218" calcext:value-type="float">
            <text:p>0.296614211605218</text:p>
          </table:table-cell>
          <table:table-cell office:value-type="float" office:value="0.000586752" calcext:value-type="float">
            <text:p>0.0005867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102310852712" calcext:value-type="float">
            <text:p>0.220102310852712</text:p>
          </table:table-cell>
          <table:table-cell office:value-type="float" office:value="0.0150528" calcext:value-type="float">
            <text:p>0.01505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605472361573" calcext:value-type="float">
            <text:p>0.019605472361573</text:p>
          </table:table-cell>
          <table:table-cell office:value-type="float" office:value="0.004709632" calcext:value-type="float">
            <text:p>0.0047096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753120118947" calcext:value-type="float">
            <text:p>0.646753120118947</text:p>
          </table:table-cell>
          <table:table-cell office:value-type="float" office:value="0.014554112" calcext:value-type="float">
            <text:p>0.0145541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1033624045924" calcext:value-type="float">
            <text:p>0.981033624045924</text:p>
          </table:table-cell>
          <table:table-cell office:value-type="float" office:value="0.016114432" calcext:value-type="float">
            <text:p>0.0161144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106909448877" calcext:value-type="float">
            <text:p>0.82106909448877</text:p>
          </table:table-cell>
          <table:table-cell office:value-type="float" office:value="0.024347136" calcext:value-type="float">
            <text:p>0.0243471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293576798805" calcext:value-type="float">
            <text:p>0.41293576798805</text:p>
          </table:table-cell>
          <table:table-cell office:value-type="float" office:value="0.005698048" calcext:value-type="float">
            <text:p>0.005698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Thread-1:</text:p>
          </table:table-cell>
          <table:table-cell/>
        </table:table-row>
        <table:table-row table:style-name="ro1">
          <table:table-cell office:value-type="string" calcext:value-type="string">
            <text:p>Traceback</text:p>
          </table:table-cell>
          <table:table-cell office:value-type="string" calcext:value-type="string">
            <text:p>(most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ast)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41, in list</text:p>
            <text:p>    publishers = dict(json.loads(client.recv(1024).decode('utf-8')))</text:p>
            <text:p>  File "/usr/lib/python3.8/json/__init__.py", line 357, in loads</text:p>
            <text:p>    return _default_decoder.decode(s)</text:p>
            <text:p>  File "/usr/lib/python3.8/json/decoder.py", line 337, in decode</text:p>
            <text:p>    obj, end = self.raw_decode(s, idx=_w(s, 0).end())</text:p>
            <text:p>  File "/usr/lib/python3.8/json/decoder.py", line 353, in raw_decode</text:p>
            <text:p>    obj, end = self.scan_once(s, idx)</text:p>
            <text:p>json.decoder.JSONDecodeError: Unterminated string starting at: line 1 column 1014 (char 1013)</text:p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58970734637" calcext:value-type="float">
            <text:p>0.22858970734637</text:p>
          </table:table-cell>
          <table:table-cell office:value-type="float" office:value="0.007058944" calcext:value-type="float">
            <text:p>0.0070589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23545476054299" calcext:value-type="float">
            <text:p>0.004235454760543</text:p>
          </table:table-cell>
          <table:table-cell office:value-type="float" office:value="0.006644992" calcext:value-type="float">
            <text:p>0.0066449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9034065135786" calcext:value-type="float">
            <text:p>0.065903406513579</text:p>
          </table:table-cell>
          <table:table-cell office:value-type="float" office:value="0.011058432" calcext:value-type="float">
            <text:p>0.0110584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706021854209" calcext:value-type="float">
            <text:p>0.553706021854209</text:p>
          </table:table-cell>
          <table:table-cell office:value-type="float" office:value="0.003828736" calcext:value-type="float">
            <text:p>0.003828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7293726596066" calcext:value-type="float">
            <text:p>0.025729372659607</text:p>
          </table:table-cell>
          <table:table-cell office:value-type="float" office:value="0.011428864" calcext:value-type="float">
            <text:p>0.0114288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518702394723" calcext:value-type="float">
            <text:p>0.584518702394723</text:p>
          </table:table-cell>
          <table:table-cell office:value-type="float" office:value="0.006001664" calcext:value-type="float">
            <text:p>0.0060016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154844179648" calcext:value-type="float">
            <text:p>0.621154844179648</text:p>
          </table:table-cell>
          <table:table-cell office:value-type="float" office:value="0.006028288" calcext:value-type="float">
            <text:p>0.0060282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717668268958" calcext:value-type="float">
            <text:p>0.562717668268958</text:p>
          </table:table-cell>
          <table:table-cell office:value-type="float" office:value="0.006031104" calcext:value-type="float">
            <text:p>0.0060311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163119625531" calcext:value-type="float">
            <text:p>0.730163119625531</text:p>
          </table:table-cell>
          <table:table-cell office:value-type="float" office:value="0.006033408" calcext:value-type="float">
            <text:p>0.006033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6041447936593" calcext:value-type="float">
            <text:p>0.266041447936593</text:p>
          </table:table-cell>
          <table:table-cell office:value-type="float" office:value="0.005696256" calcext:value-type="float">
            <text:p>0.0056962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145747329314" calcext:value-type="float">
            <text:p>0.72145747329314</text:p>
          </table:table-cell>
          <table:table-cell office:value-type="float" office:value="0.005708544" calcext:value-type="float">
            <text:p>0.0057085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0180565662169" calcext:value-type="float">
            <text:p>0.560180565662169</text:p>
          </table:table-cell>
          <table:table-cell office:value-type="float" office:value="0.00237952" calcext:value-type="float">
            <text:p>0.002379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7162724448693" calcext:value-type="float">
            <text:p>0.867162724448693</text:p>
          </table:table-cell>
          <table:table-cell office:value-type="float" office:value="0.005517568" calcext:value-type="float">
            <text:p>0.0055175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1887154098172" calcext:value-type="float">
            <text:p>0.381887154098172</text:p>
          </table:table-cell>
          <table:table-cell office:value-type="float" office:value="0.01088512" calcext:value-type="float">
            <text:p>0.010885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7572335236808" calcext:value-type="float">
            <text:p>0.747572335236808</text:p>
          </table:table-cell>
          <table:table-cell office:value-type="float" office:value="0.007481344" calcext:value-type="float">
            <text:p>0.0074813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2745200512" calcext:value-type="float">
            <text:p>0.137692745200512</text:p>
          </table:table-cell>
          <table:table-cell office:value-type="float" office:value="0.007143168" calcext:value-type="float">
            <text:p>0.0071431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888856555998" calcext:value-type="float">
            <text:p>0.991888856555998</text:p>
          </table:table-cell>
          <table:table-cell office:value-type="float" office:value="0.006877696" calcext:value-type="float">
            <text:p>0.0068776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815188272067" calcext:value-type="float">
            <text:p>0.995815188272067</text:p>
          </table:table-cell>
          <table:table-cell office:value-type="float" office:value="0.007055616" calcext:value-type="float">
            <text:p>0.0070556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415739139039" calcext:value-type="float">
            <text:p>0.702415739139039</text:p>
          </table:table-cell>
          <table:table-cell office:value-type="float" office:value="0.010740736" calcext:value-type="float">
            <text:p>0.010740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551852583217" calcext:value-type="float">
            <text:p>0.283551852583217</text:p>
          </table:table-cell>
          <table:table-cell office:value-type="float" office:value="0.000728832" calcext:value-type="float">
            <text:p>0.0007288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1072848551412" calcext:value-type="float">
            <text:p>0.721072848551412</text:p>
          </table:table-cell>
          <table:table-cell office:value-type="float" office:value="0.006864384" calcext:value-type="float">
            <text:p>0.0068643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003989064202" calcext:value-type="float">
            <text:p>0.652003989064202</text:p>
          </table:table-cell>
          <table:table-cell office:value-type="float" office:value="0.001508096" calcext:value-type="float">
            <text:p>0.0015080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652943460832" calcext:value-type="float">
            <text:p>0.327652943460832</text:p>
          </table:table-cell>
          <table:table-cell office:value-type="float" office:value="0.006875392" calcext:value-type="float">
            <text:p>0.0068753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7262145905432" calcext:value-type="float">
            <text:p>0.777262145905432</text:p>
          </table:table-cell>
          <table:table-cell office:value-type="float" office:value="0.006814464" calcext:value-type="float">
            <text:p>0.006814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110895623002" calcext:value-type="float">
            <text:p>0.26110895623002</text:p>
          </table:table-cell>
          <table:table-cell office:value-type="float" office:value="0.008410624" calcext:value-type="float">
            <text:p>0.0084106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20577161745" calcext:value-type="float">
            <text:p>0.64920577161745</text:p>
          </table:table-cell>
          <table:table-cell office:value-type="float" office:value="0.005684992" calcext:value-type="float">
            <text:p>0.0056849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568038689639" calcext:value-type="float">
            <text:p>0.650568038689639</text:p>
          </table:table-cell>
          <table:table-cell office:value-type="float" office:value="0.009231104" calcext:value-type="float">
            <text:p>0.0092311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1692186600468" calcext:value-type="float">
            <text:p>0.961692186600468</text:p>
          </table:table-cell>
          <table:table-cell office:value-type="float" office:value="0.005595136" calcext:value-type="float">
            <text:p>0.0055951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552894732287" calcext:value-type="float">
            <text:p>0.966552894732287</text:p>
          </table:table-cell>
          <table:table-cell office:value-type="float" office:value="0.003165184" calcext:value-type="float">
            <text:p>0.003165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2315818291339" calcext:value-type="float">
            <text:p>0.056231581829134</text:p>
          </table:table-cell>
          <table:table-cell office:value-type="float" office:value="0.005537792" calcext:value-type="float">
            <text:p>0.0055377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2591916245431" calcext:value-type="float">
            <text:p>0.262591916245431</text:p>
          </table:table-cell>
          <table:table-cell office:value-type="float" office:value="0.002870272" calcext:value-type="float">
            <text:p>0.0028702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8055702560009" calcext:value-type="float">
            <text:p>0.748055702560009</text:p>
          </table:table-cell>
          <table:table-cell office:value-type="float" office:value="0.006661376" calcext:value-type="float">
            <text:p>0.0066613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32467961429" calcext:value-type="float">
            <text:p>0.52732467961429</text:p>
          </table:table-cell>
          <table:table-cell office:value-type="float" office:value="0.005378816" calcext:value-type="float">
            <text:p>0.0053788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788105171036" calcext:value-type="float">
            <text:p>0.605788105171036</text:p>
          </table:table-cell>
          <table:table-cell office:value-type="float" office:value="0.00606464" calcext:value-type="float">
            <text:p>0.00606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4460002054" calcext:value-type="float">
            <text:p>0.791114460002054</text:p>
          </table:table-cell>
          <table:table-cell office:value-type="float" office:value="0.005876224" calcext:value-type="float">
            <text:p>0.0058762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4002991266872" calcext:value-type="float">
            <text:p>0.010400299126687</text:p>
          </table:table-cell>
          <table:table-cell office:value-type="float" office:value="0.009419008" calcext:value-type="float">
            <text:p>0.0094190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92774946114" calcext:value-type="float">
            <text:p>0.37592774946114</text:p>
          </table:table-cell>
          <table:table-cell office:value-type="float" office:value="0.000493312" calcext:value-type="float">
            <text:p>0.0004933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0188165102925" calcext:value-type="float">
            <text:p>0.930188165102925</text:p>
          </table:table-cell>
          <table:table-cell office:value-type="float" office:value="0.002082816" calcext:value-type="float">
            <text:p>0.0020828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7071239331671" calcext:value-type="float">
            <text:p>0.827071239331671</text:p>
          </table:table-cell>
          <table:table-cell office:value-type="float" office:value="0.00794752" calcext:value-type="float">
            <text:p>0.007947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1130454401373" calcext:value-type="float">
            <text:p>0.095113045440137</text:p>
          </table:table-cell>
          <table:table-cell office:value-type="float" office:value="0.006577408" calcext:value-type="float">
            <text:p>0.006577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86370379647" calcext:value-type="float">
            <text:p>0.36186370379647</text:p>
          </table:table-cell>
          <table:table-cell office:value-type="float" office:value="0.006989568" calcext:value-type="float">
            <text:p>0.0069895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3563759804157" calcext:value-type="float">
            <text:p>0.010356375980416</text:p>
          </table:table-cell>
          <table:table-cell office:value-type="float" office:value="0.005644544" calcext:value-type="float">
            <text:p>0.0056445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6074828859162" calcext:value-type="float">
            <text:p>0.106074828859162</text:p>
          </table:table-cell>
          <table:table-cell office:value-type="float" office:value="0.009101312" calcext:value-type="float">
            <text:p>0.0091013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600131045888" calcext:value-type="float">
            <text:p>0.719600131045888</text:p>
          </table:table-cell>
          <table:table-cell office:value-type="float" office:value="0.005976576" calcext:value-type="float">
            <text:p>0.0059765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991045243475" calcext:value-type="float">
            <text:p>0.647991045243475</text:p>
          </table:table-cell>
          <table:table-cell office:value-type="float" office:value="0.006131968" calcext:value-type="float">
            <text:p>0.006131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546446004588" calcext:value-type="float">
            <text:p>0.699546446004588</text:p>
          </table:table-cell>
          <table:table-cell office:value-type="float" office:value="0.005837056" calcext:value-type="float">
            <text:p>0.0058370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370227213649" calcext:value-type="float">
            <text:p>0.995370227213649</text:p>
          </table:table-cell>
          <table:table-cell office:value-type="float" office:value="0.005705728" calcext:value-type="float">
            <text:p>0.0057057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3506779413658" calcext:value-type="float">
            <text:p>0.413506779413658</text:p>
          </table:table-cell>
          <table:table-cell office:value-type="float" office:value="0.002109184" calcext:value-type="float">
            <text:p>0.002109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5096382199307" calcext:value-type="float">
            <text:p>0.975096382199307</text:p>
          </table:table-cell>
          <table:table-cell office:value-type="float" office:value="0.00591232" calcext:value-type="float">
            <text:p>0.005912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967874211425" calcext:value-type="float">
            <text:p>0.54967874211425</text:p>
          </table:table-cell>
          <table:table-cell office:value-type="float" office:value="0.002221312" calcext:value-type="float">
            <text:p>0.0022213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8240981032373" calcext:value-type="float">
            <text:p>0.448240981032373</text:p>
          </table:table-cell>
          <table:table-cell office:value-type="float" office:value="0.002628352" calcext:value-type="float">
            <text:p>0.0026283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650412893436" calcext:value-type="float">
            <text:p>0.478650412893436</text:p>
          </table:table-cell>
          <table:table-cell office:value-type="float" office:value="0.002469888" calcext:value-type="float">
            <text:p>0.0024698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31702093112" calcext:value-type="float">
            <text:p>0.666431702093112</text:p>
          </table:table-cell>
          <table:table-cell office:value-type="float" office:value="0.005925376" calcext:value-type="float">
            <text:p>0.0059253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694888865591" calcext:value-type="float">
            <text:p>0.962694888865591</text:p>
          </table:table-cell>
          <table:table-cell office:value-type="float" office:value="0.007092736" calcext:value-type="float">
            <text:p>0.007092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844305135065" calcext:value-type="float">
            <text:p>0.32844305135065</text:p>
          </table:table-cell>
          <table:table-cell office:value-type="float" office:value="0.005416448" calcext:value-type="float">
            <text:p>0.0054164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251759329315" calcext:value-type="float">
            <text:p>0.632251759329315</text:p>
          </table:table-cell>
          <table:table-cell office:value-type="float" office:value="0.002052352" calcext:value-type="float">
            <text:p>0.0020523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962672958772" calcext:value-type="float">
            <text:p>0.698962672958772</text:p>
          </table:table-cell>
          <table:table-cell office:value-type="float" office:value="0.005747968" calcext:value-type="float">
            <text:p>0.005747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754602910567" calcext:value-type="float">
            <text:p>0.994754602910567</text:p>
          </table:table-cell>
          <table:table-cell office:value-type="float" office:value="0.005623808" calcext:value-type="float">
            <text:p>0.0056238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510776331308" calcext:value-type="float">
            <text:p>0.592510776331308</text:p>
          </table:table-cell>
          <table:table-cell office:value-type="float" office:value="0.005462272" calcext:value-type="float">
            <text:p>0.0054622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414885387311" calcext:value-type="float">
            <text:p>0.673414885387311</text:p>
          </table:table-cell>
          <table:table-cell office:value-type="float" office:value="0.005727744" calcext:value-type="float">
            <text:p>0.0057277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8391445897389" calcext:value-type="float">
            <text:p>0.348391445897389</text:p>
          </table:table-cell>
          <table:table-cell office:value-type="float" office:value="0.005414912" calcext:value-type="float">
            <text:p>0.0054149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36749191154034" calcext:value-type="float">
            <text:p>0.073674919115403</text:p>
          </table:table-cell>
          <table:table-cell office:value-type="float" office:value="0.005763328" calcext:value-type="float">
            <text:p>0.0057633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915896556923" calcext:value-type="float">
            <text:p>0.682915896556923</text:p>
          </table:table-cell>
          <table:table-cell office:value-type="float" office:value="0.00591744" calcext:value-type="float">
            <text:p>0.005917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80420819913" calcext:value-type="float">
            <text:p>0.210380420819913</text:p>
          </table:table-cell>
          <table:table-cell office:value-type="float" office:value="0.005780224" calcext:value-type="float">
            <text:p>0.0057802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941292761347" calcext:value-type="float">
            <text:p>0.583941292761347</text:p>
          </table:table-cell>
          <table:table-cell office:value-type="float" office:value="0.006773248" calcext:value-type="float">
            <text:p>0.0067732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1701082527736" calcext:value-type="float">
            <text:p>0.971701082527736</text:p>
          </table:table-cell>
          <table:table-cell office:value-type="float" office:value="0.00976384" calcext:value-type="float">
            <text:p>0.009763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7790238390039" calcext:value-type="float">
            <text:p>0.267790238390039</text:p>
          </table:table-cell>
          <table:table-cell office:value-type="float" office:value="0.00314112" calcext:value-type="float">
            <text:p>0.003141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9009523751247" calcext:value-type="float">
            <text:p>0.379009523751247</text:p>
          </table:table-cell>
          <table:table-cell office:value-type="float" office:value="0.002890496" calcext:value-type="float">
            <text:p>0.0028904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07570795339" calcext:value-type="float">
            <text:p>0.18507570795339</text:p>
          </table:table-cell>
          <table:table-cell office:value-type="float" office:value="0.003064576" calcext:value-type="float">
            <text:p>0.0030645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599827803305" calcext:value-type="float">
            <text:p>0.709599827803305</text:p>
          </table:table-cell>
          <table:table-cell office:value-type="float" office:value="0.006653696" calcext:value-type="float">
            <text:p>0.0066536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8473433726318" calcext:value-type="float">
            <text:p>0.908473433726318</text:p>
          </table:table-cell>
          <table:table-cell office:value-type="float" office:value="0.005435392" calcext:value-type="float">
            <text:p>0.0054353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975056448297" calcext:value-type="float">
            <text:p>0.550975056448297</text:p>
          </table:table-cell>
          <table:table-cell office:value-type="float" office:value="0.006613248" calcext:value-type="float">
            <text:p>0.0066132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480611839929" calcext:value-type="float">
            <text:p>0.700480611839929</text:p>
          </table:table-cell>
          <table:table-cell office:value-type="float" office:value="0.006781184" calcext:value-type="float">
            <text:p>0.006781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0867005742554" calcext:value-type="float">
            <text:p>0.900867005742554</text:p>
          </table:table-cell>
          <table:table-cell office:value-type="float" office:value="0.006324736" calcext:value-type="float">
            <text:p>0.006324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7196804628726" calcext:value-type="float">
            <text:p>0.227196804628726</text:p>
          </table:table-cell>
          <table:table-cell office:value-type="float" office:value="0.006353664" calcext:value-type="float">
            <text:p>0.0063536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944696593954" calcext:value-type="float">
            <text:p>0.991944696593954</text:p>
          </table:table-cell>
          <table:table-cell office:value-type="float" office:value="0.005678848" calcext:value-type="float">
            <text:p>0.005678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223603608411" calcext:value-type="float">
            <text:p>0.502223603608411</text:p>
          </table:table-cell>
          <table:table-cell office:value-type="float" office:value="0.005863168" calcext:value-type="float">
            <text:p>0.0058631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1098867048672" calcext:value-type="float">
            <text:p>0.581098867048672</text:p>
          </table:table-cell>
          <table:table-cell office:value-type="float" office:value="0.00751488" calcext:value-type="float">
            <text:p>0.00751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005161544986" calcext:value-type="float">
            <text:p>0.190005161544986</text:p>
          </table:table-cell>
          <table:table-cell office:value-type="float" office:value="0.000455936" calcext:value-type="float">
            <text:p>0.000455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727290688917" calcext:value-type="float">
            <text:p>0.650727290688917</text:p>
          </table:table-cell>
          <table:table-cell office:value-type="float" office:value="0.005936896" calcext:value-type="float">
            <text:p>0.0059368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654562136033" calcext:value-type="float">
            <text:p>0.440654562136033</text:p>
          </table:table-cell>
          <table:table-cell office:value-type="float" office:value="0.005797376" calcext:value-type="float">
            <text:p>0.0057973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678402404498" calcext:value-type="float">
            <text:p>0.939678402404498</text:p>
          </table:table-cell>
          <table:table-cell office:value-type="float" office:value="0.008294144" calcext:value-type="float">
            <text:p>0.0082941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556233316262" calcext:value-type="float">
            <text:p>0.418556233316262</text:p>
          </table:table-cell>
          <table:table-cell office:value-type="float" office:value="0.008154624" calcext:value-type="float">
            <text:p>0.0081546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586667039846" calcext:value-type="float">
            <text:p>0.078586667039846</text:p>
          </table:table-cell>
          <table:table-cell office:value-type="float" office:value="0.002113536" calcext:value-type="float">
            <text:p>0.0021135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7836334434071" calcext:value-type="float">
            <text:p>0.887836334434071</text:p>
          </table:table-cell>
          <table:table-cell office:value-type="float" office:value="0.002340096" calcext:value-type="float">
            <text:p>0.0023400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6063832302" calcext:value-type="float">
            <text:p>0.5626063832302</text:p>
          </table:table-cell>
          <table:table-cell office:value-type="float" office:value="0.002567424" calcext:value-type="float">
            <text:p>0.0025674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247364397206" calcext:value-type="float">
            <text:p>0.74247364397206</text:p>
          </table:table-cell>
          <table:table-cell office:value-type="float" office:value="0.0064192" calcext:value-type="float">
            <text:p>0.0064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32154921016" calcext:value-type="float">
            <text:p>0.58232154921016</text:p>
          </table:table-cell>
          <table:table-cell office:value-type="float" office:value="0.005537792" calcext:value-type="float">
            <text:p>0.0055377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9919967815481" calcext:value-type="float">
            <text:p>0.779919967815481</text:p>
          </table:table-cell>
          <table:table-cell office:value-type="float" office:value="0.006279424" calcext:value-type="float">
            <text:p>0.0062794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6185600076378" calcext:value-type="float">
            <text:p>0.406185600076378</text:p>
          </table:table-cell>
          <table:table-cell office:value-type="float" office:value="0.002908416" calcext:value-type="float">
            <text:p>0.0029084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811261887176" calcext:value-type="float">
            <text:p>0.81811261887176</text:p>
          </table:table-cell>
          <table:table-cell office:value-type="float" office:value="0.006882816" calcext:value-type="float">
            <text:p>0.0068828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4509138040915" calcext:value-type="float">
            <text:p>0.424509138040915</text:p>
          </table:table-cell>
          <table:table-cell office:value-type="float" office:value="0.006236928" calcext:value-type="float">
            <text:p>0.0062369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7957380948208" calcext:value-type="float">
            <text:p>0.977957380948208</text:p>
          </table:table-cell>
          <table:table-cell office:value-type="float" office:value="0.005882624" calcext:value-type="float">
            <text:p>0.0058826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876808126674" calcext:value-type="float">
            <text:p>0.310876808126674</text:p>
          </table:table-cell>
          <table:table-cell office:value-type="float" office:value="0.013808384" calcext:value-type="float">
            <text:p>0.0138083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6928236125927" calcext:value-type="float">
            <text:p>0.616928236125927</text:p>
          </table:table-cell>
          <table:table-cell office:value-type="float" office:value="0.001022464" calcext:value-type="float">
            <text:p>0.001022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5163207076303" calcext:value-type="float">
            <text:p>0.00151632070763</text:p>
          </table:table-cell>
          <table:table-cell office:value-type="float" office:value="0.00842112" calcext:value-type="float">
            <text:p>0.008421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132331091913" calcext:value-type="float">
            <text:p>0.343132331091913</text:p>
          </table:table-cell>
          <table:table-cell office:value-type="float" office:value="0.005902592" calcext:value-type="float">
            <text:p>0.0059025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898690779391" calcext:value-type="float">
            <text:p>0.144898690779391</text:p>
          </table:table-cell>
          <table:table-cell office:value-type="float" office:value="0.00578304" calcext:value-type="float">
            <text:p>0.005783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76385358125" calcext:value-type="float">
            <text:p>0.736676385358125</text:p>
          </table:table-cell>
          <table:table-cell office:value-type="float" office:value="0.008627456" calcext:value-type="float">
            <text:p>0.0086274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4021924867226" calcext:value-type="float">
            <text:p>0.304021924867226</text:p>
          </table:table-cell>
          <table:table-cell office:value-type="float" office:value="0.008483328" calcext:value-type="float">
            <text:p>0.0084833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5470610497365" calcext:value-type="float">
            <text:p>0.095547061049737</text:p>
          </table:table-cell>
          <table:table-cell office:value-type="float" office:value="0.004418304" calcext:value-type="float">
            <text:p>0.0044183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681525718374" calcext:value-type="float">
            <text:p>0.186681525718374</text:p>
          </table:table-cell>
          <table:table-cell office:value-type="float" office:value="0.004297984" calcext:value-type="float">
            <text:p>0.0042979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523670595949" calcext:value-type="float">
            <text:p>0.186523670595949</text:p>
          </table:table-cell>
          <table:table-cell office:value-type="float" office:value="0.0048384" calcext:value-type="float">
            <text:p>0.00483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419846592769" calcext:value-type="float">
            <text:p>0.102419846592769</text:p>
          </table:table-cell>
          <table:table-cell office:value-type="float" office:value="0.008098304" calcext:value-type="float">
            <text:p>0.0080983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113448302836" calcext:value-type="float">
            <text:p>0.151113448302836</text:p>
          </table:table-cell>
          <table:table-cell office:value-type="float" office:value="0.005422848" calcext:value-type="float">
            <text:p>0.005422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4089707419327" calcext:value-type="float">
            <text:p>0.984089707419327</text:p>
          </table:table-cell>
          <table:table-cell office:value-type="float" office:value="0.004335616" calcext:value-type="float">
            <text:p>0.0043356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2031227488022" calcext:value-type="float">
            <text:p>0.232031227488022</text:p>
          </table:table-cell>
          <table:table-cell office:value-type="float" office:value="0.007052032" calcext:value-type="float">
            <text:p>0.0070520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1252266758246" calcext:value-type="float">
            <text:p>0.008125226675825</text:p>
          </table:table-cell>
          <table:table-cell office:value-type="float" office:value="0.006599168" calcext:value-type="float">
            <text:p>0.0065991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139459546802" calcext:value-type="float">
            <text:p>0.699139459546802</text:p>
          </table:table-cell>
          <table:table-cell office:value-type="float" office:value="0.006645504" calcext:value-type="float">
            <text:p>0.0066455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800140891594" calcext:value-type="float">
            <text:p>0.687800140891594</text:p>
          </table:table-cell>
          <table:table-cell office:value-type="float" office:value="0.00542848" calcext:value-type="float">
            <text:p>0.00542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585868796129" calcext:value-type="float">
            <text:p>0.194585868796129</text:p>
          </table:table-cell>
          <table:table-cell office:value-type="float" office:value="0.005777408" calcext:value-type="float">
            <text:p>0.005777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0874543474718" calcext:value-type="float">
            <text:p>0.810874543474718</text:p>
          </table:table-cell>
          <table:table-cell office:value-type="float" office:value="0.005970176" calcext:value-type="float">
            <text:p>0.0059701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085903379004" calcext:value-type="float">
            <text:p>0.694085903379004</text:p>
          </table:table-cell>
          <table:table-cell office:value-type="float" office:value="0.008992768" calcext:value-type="float">
            <text:p>0.0089927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582448924289" calcext:value-type="float">
            <text:p>0.657582448924289</text:p>
          </table:table-cell>
          <table:table-cell office:value-type="float" office:value="0.006345984" calcext:value-type="float">
            <text:p>0.0063459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473506850325" calcext:value-type="float">
            <text:p>0.256473506850325</text:p>
          </table:table-cell>
          <table:table-cell office:value-type="float" office:value="0.006237184" calcext:value-type="float">
            <text:p>0.006237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0207218141926" calcext:value-type="float">
            <text:p>0.330207218141926</text:p>
          </table:table-cell>
          <table:table-cell office:value-type="float" office:value="0.007825664" calcext:value-type="float">
            <text:p>0.0078256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6870268664784" calcext:value-type="float">
            <text:p>0.466870268664784</text:p>
          </table:table-cell>
          <table:table-cell office:value-type="float" office:value="0.007688192" calcext:value-type="float">
            <text:p>0.007688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2643310944499" calcext:value-type="float">
            <text:p>0.842643310944499</text:p>
          </table:table-cell>
          <table:table-cell office:value-type="float" office:value="0.006356736" calcext:value-type="float">
            <text:p>0.006356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17530218038" calcext:value-type="float">
            <text:p>0.68917530218038</text:p>
          </table:table-cell>
          <table:table-cell office:value-type="float" office:value="0.005544192" calcext:value-type="float">
            <text:p>0.005544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287305436315" calcext:value-type="float">
            <text:p>0.229287305436315</text:p>
          </table:table-cell>
          <table:table-cell office:value-type="float" office:value="0.00600064" calcext:value-type="float">
            <text:p>0.006000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5273781475425" calcext:value-type="float">
            <text:p>0.365273781475425</text:p>
          </table:table-cell>
          <table:table-cell office:value-type="float" office:value="0.005804288" calcext:value-type="float">
            <text:p>0.0058042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9561053004021" calcext:value-type="float">
            <text:p>0.419561053004021</text:p>
          </table:table-cell>
          <table:table-cell office:value-type="float" office:value="0.00531712" calcext:value-type="float">
            <text:p>0.005317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5104246998562" calcext:value-type="float">
            <text:p>0.335104246998562</text:p>
          </table:table-cell>
          <table:table-cell office:value-type="float" office:value="0.006275328" calcext:value-type="float">
            <text:p>0.0062753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842608339785" calcext:value-type="float">
            <text:p>0.687842608339785</text:p>
          </table:table-cell>
          <table:table-cell office:value-type="float" office:value="0.013665536" calcext:value-type="float">
            <text:p>0.0136655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2170991988175" calcext:value-type="float">
            <text:p>0.862170991988175</text:p>
          </table:table-cell>
          <table:table-cell office:value-type="float" office:value="0.00664704" calcext:value-type="float">
            <text:p>0.006647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62354792559" calcext:value-type="float">
            <text:p>0.7262354792559</text:p>
          </table:table-cell>
          <table:table-cell office:value-type="float" office:value="0.006507776" calcext:value-type="float">
            <text:p>0.0065077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807927178878" calcext:value-type="float">
            <text:p>0.242807927178878</text:p>
          </table:table-cell>
          <table:table-cell office:value-type="float" office:value="0.011719936" calcext:value-type="float">
            <text:p>0.011719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1587922913778" calcext:value-type="float">
            <text:p>0.491587922913778</text:p>
          </table:table-cell>
          <table:table-cell office:value-type="float" office:value="0.005852672" calcext:value-type="float">
            <text:p>0.0058526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6104937524492" calcext:value-type="float">
            <text:p>0.626104937524492</text:p>
          </table:table-cell>
          <table:table-cell office:value-type="float" office:value="0.00738944" calcext:value-type="float">
            <text:p>0.007389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6402045438604" calcext:value-type="float">
            <text:p>0.266402045438604</text:p>
          </table:table-cell>
          <table:table-cell office:value-type="float" office:value="0.005616128" calcext:value-type="float">
            <text:p>0.0056161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3107753453291" calcext:value-type="float">
            <text:p>0.038310775345329</text:p>
          </table:table-cell>
          <table:table-cell office:value-type="float" office:value="0.00630144" calcext:value-type="float">
            <text:p>0.006301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8178708953294" calcext:value-type="float">
            <text:p>0.458178708953294</text:p>
          </table:table-cell>
          <table:table-cell office:value-type="float" office:value="0.006151424" calcext:value-type="float">
            <text:p>0.0061514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3019319891767" calcext:value-type="float">
            <text:p>0.091301931989177</text:p>
          </table:table-cell>
          <table:table-cell office:value-type="float" office:value="0.007475712" calcext:value-type="float">
            <text:p>0.0074757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358128959333" calcext:value-type="float">
            <text:p>0.302358128959333</text:p>
          </table:table-cell>
          <table:table-cell office:value-type="float" office:value="0.007350272" calcext:value-type="float">
            <text:p>0.0073502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125244168028" calcext:value-type="float">
            <text:p>0.82125244168028</text:p>
          </table:table-cell>
          <table:table-cell office:value-type="float" office:value="0.006351872" calcext:value-type="float">
            <text:p>0.0063518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008595420174" calcext:value-type="float">
            <text:p>0.493008595420174</text:p>
          </table:table-cell>
          <table:table-cell office:value-type="float" office:value="0.016384" calcext:value-type="float">
            <text:p>0.0163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5539977272697" calcext:value-type="float">
            <text:p>0.465539977272697</text:p>
          </table:table-cell>
          <table:table-cell office:value-type="float" office:value="0.016498944" calcext:value-type="float">
            <text:p>0.0164989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40273109641" calcext:value-type="float">
            <text:p>0.56940273109641</text:p>
          </table:table-cell>
          <table:table-cell office:value-type="float" office:value="0.018758656" calcext:value-type="float">
            <text:p>0.0187586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0960284587248" calcext:value-type="float">
            <text:p>0.330960284587248</text:p>
          </table:table-cell>
          <table:table-cell office:value-type="float" office:value="0.009827328" calcext:value-type="float">
            <text:p>0.0098273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2780160034576" calcext:value-type="float">
            <text:p>0.292780160034576</text:p>
          </table:table-cell>
          <table:table-cell office:value-type="float" office:value="0.010795776" calcext:value-type="float">
            <text:p>0.0107957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4112953266497" calcext:value-type="float">
            <text:p>0.294112953266497</text:p>
          </table:table-cell>
          <table:table-cell office:value-type="float" office:value="0.013165056" calcext:value-type="float">
            <text:p>0.0131650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2442073471648" calcext:value-type="float">
            <text:p>0.742442073471648</text:p>
          </table:table-cell>
          <table:table-cell office:value-type="float" office:value="0.005688832" calcext:value-type="float">
            <text:p>0.0056888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9046582005323" calcext:value-type="float">
            <text:p>0.729046582005323</text:p>
          </table:table-cell>
          <table:table-cell office:value-type="float" office:value="0.00567936" calcext:value-type="float">
            <text:p>0.00567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8758267630988" calcext:value-type="float">
            <text:p>0.818758267630988</text:p>
          </table:table-cell>
          <table:table-cell office:value-type="float" office:value="0.006654208" calcext:value-type="float">
            <text:p>0.0066542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1290386554" calcext:value-type="float">
            <text:p>0.79561290386554</text:p>
          </table:table-cell>
          <table:table-cell office:value-type="float" office:value="0.00577664" calcext:value-type="float">
            <text:p>0.005776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9821267398288" calcext:value-type="float">
            <text:p>0.439821267398288</text:p>
          </table:table-cell>
          <table:table-cell office:value-type="float" office:value="0.005790208" calcext:value-type="float">
            <text:p>0.0057902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6509021231183" calcext:value-type="float">
            <text:p>0.516509021231183</text:p>
          </table:table-cell>
          <table:table-cell office:value-type="float" office:value="0.00561024" calcext:value-type="float">
            <text:p>0.005610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677359620771" calcext:value-type="float">
            <text:p>0.638677359620771</text:p>
          </table:table-cell>
          <table:table-cell office:value-type="float" office:value="0.017267968" calcext:value-type="float">
            <text:p>0.017267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6899599877973" calcext:value-type="float">
            <text:p>0.276899599877973</text:p>
          </table:table-cell>
          <table:table-cell office:value-type="float" office:value="0.014958336" calcext:value-type="float">
            <text:p>0.0149583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274942042505" calcext:value-type="float">
            <text:p>0.682274942042505</text:p>
          </table:table-cell>
          <table:table-cell office:value-type="float" office:value="0.006585856" calcext:value-type="float">
            <text:p>0.0065858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198618771278" calcext:value-type="float">
            <text:p>0.603198618771278</text:p>
          </table:table-cell>
          <table:table-cell office:value-type="float" office:value="0.0061632" calcext:value-type="float">
            <text:p>0.00616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666229557373" calcext:value-type="float">
            <text:p>0.210666229557373</text:p>
          </table:table-cell>
          <table:table-cell office:value-type="float" office:value="0.006359296" calcext:value-type="float">
            <text:p>0.0063592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0775810115442" calcext:value-type="float">
            <text:p>0.750775810115442</text:p>
          </table:table-cell>
          <table:table-cell office:value-type="float" office:value="0.006248192" calcext:value-type="float">
            <text:p>0.006248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547964104059" calcext:value-type="float">
            <text:p>0.648547964104059</text:p>
          </table:table-cell>
          <table:table-cell office:value-type="float" office:value="0.006149376" calcext:value-type="float">
            <text:p>0.0061493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8137669507602" calcext:value-type="float">
            <text:p>0.548137669507602</text:p>
          </table:table-cell>
          <table:table-cell office:value-type="float" office:value="0.00440192" calcext:value-type="float">
            <text:p>0.00440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4589449983239" calcext:value-type="float">
            <text:p>0.494589449983239</text:p>
          </table:table-cell>
          <table:table-cell office:value-type="float" office:value="0.004652544" calcext:value-type="float">
            <text:p>0.0046525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8214373108202" calcext:value-type="float">
            <text:p>0.408214373108202</text:p>
          </table:table-cell>
          <table:table-cell office:value-type="float" office:value="0.002234368" calcext:value-type="float">
            <text:p>0.0022343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7414907054509" calcext:value-type="float">
            <text:p>0.447414907054509</text:p>
          </table:table-cell>
          <table:table-cell office:value-type="float" office:value="0.006046976" calcext:value-type="float">
            <text:p>0.0060469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7617620906824" calcext:value-type="float">
            <text:p>0.257617620906824</text:p>
          </table:table-cell>
          <table:table-cell office:value-type="float" office:value="0.005851904" calcext:value-type="float">
            <text:p>0.0058519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4997001196182" calcext:value-type="float">
            <text:p>0.884997001196182</text:p>
          </table:table-cell>
          <table:table-cell office:value-type="float" office:value="0.005899776" calcext:value-type="float">
            <text:p>0.0058997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163605056298" calcext:value-type="float">
            <text:p>0.845163605056298</text:p>
          </table:table-cell>
          <table:table-cell office:value-type="float" office:value="0.007504128" calcext:value-type="float">
            <text:p>0.0075041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860914314363" calcext:value-type="float">
            <text:p>0.164860914314363</text:p>
          </table:table-cell>
          <table:table-cell office:value-type="float" office:value="0.006355456" calcext:value-type="float">
            <text:p>0.0063554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58215493044" calcext:value-type="float">
            <text:p>0.554258215493044</text:p>
          </table:table-cell>
          <table:table-cell office:value-type="float" office:value="0.005778176" calcext:value-type="float">
            <text:p>0.0057781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6052753709051" calcext:value-type="float">
            <text:p>0.446052753709051</text:p>
          </table:table-cell>
          <table:table-cell office:value-type="float" office:value="0.005380352" calcext:value-type="float">
            <text:p>0.0053803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7681793877074" calcext:value-type="float">
            <text:p>0.083768179387708</text:p>
          </table:table-cell>
          <table:table-cell office:value-type="float" office:value="0.00106624" calcext:value-type="float">
            <text:p>0.001066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733957280199" calcext:value-type="float">
            <text:p>0.343733957280199</text:p>
          </table:table-cell>
          <table:table-cell office:value-type="float" office:value="0.006089472" calcext:value-type="float">
            <text:p>0.0060894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053955794499" calcext:value-type="float">
            <text:p>0.641053955794499</text:p>
          </table:table-cell>
          <table:table-cell office:value-type="float" office:value="0.006187264" calcext:value-type="float">
            <text:p>0.006187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097318379993" calcext:value-type="float">
            <text:p>0.333097318379993</text:p>
          </table:table-cell>
          <table:table-cell office:value-type="float" office:value="0.006044928" calcext:value-type="float">
            <text:p>0.0060449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4020578752329" calcext:value-type="float">
            <text:p>0.464020578752329</text:p>
          </table:table-cell>
          <table:table-cell office:value-type="float" office:value="0.006465536" calcext:value-type="float">
            <text:p>0.0064655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1183164532291" calcext:value-type="float">
            <text:p>0.371183164532291</text:p>
          </table:table-cell>
          <table:table-cell office:value-type="float" office:value="0.006322432" calcext:value-type="float">
            <text:p>0.0063224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351025840558" calcext:value-type="float">
            <text:p>0.187351025840558</text:p>
          </table:table-cell>
          <table:table-cell office:value-type="float" office:value="0.006202368" calcext:value-type="float">
            <text:p>0.0062023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753786947207" calcext:value-type="float">
            <text:p>0.118753786947207</text:p>
          </table:table-cell>
          <table:table-cell office:value-type="float" office:value="0.005638912" calcext:value-type="float">
            <text:p>0.0056389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171894461856" calcext:value-type="float">
            <text:p>0.256171894461856</text:p>
          </table:table-cell>
          <table:table-cell office:value-type="float" office:value="0.00596992" calcext:value-type="float">
            <text:p>0.005969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6265524096924" calcext:value-type="float">
            <text:p>0.756265524096924</text:p>
          </table:table-cell>
          <table:table-cell office:value-type="float" office:value="0.004130048" calcext:value-type="float">
            <text:p>0.0041300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2425004919072" calcext:value-type="float">
            <text:p>0.062242500491907</text:p>
          </table:table-cell>
          <table:table-cell office:value-type="float" office:value="0.006153728" calcext:value-type="float">
            <text:p>0.0061537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480635994241" calcext:value-type="float">
            <text:p>0.691480635994241</text:p>
          </table:table-cell>
          <table:table-cell office:value-type="float" office:value="0.035507712" calcext:value-type="float">
            <text:p>0.0355077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999090248822" calcext:value-type="float">
            <text:p>0.32999090248822</text:p>
          </table:table-cell>
          <table:table-cell office:value-type="float" office:value="0.005943296" calcext:value-type="float">
            <text:p>0.0059432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4031095280955" calcext:value-type="float">
            <text:p>0.050403109528096</text:p>
          </table:table-cell>
          <table:table-cell office:value-type="float" office:value="0.00601856" calcext:value-type="float">
            <text:p>0.006018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7654984505134" calcext:value-type="float">
            <text:p>0.487654984505134</text:p>
          </table:table-cell>
          <table:table-cell office:value-type="float" office:value="0.006574592" calcext:value-type="float">
            <text:p>0.0065745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907248597963" calcext:value-type="float">
            <text:p>0.566907248597963</text:p>
          </table:table-cell>
          <table:table-cell office:value-type="float" office:value="0.001232128" calcext:value-type="float">
            <text:p>0.0012321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018948714897" calcext:value-type="float">
            <text:p>0.445018948714897</text:p>
          </table:table-cell>
          <table:table-cell office:value-type="float" office:value="0.006304512" calcext:value-type="float">
            <text:p>0.0063045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43477428248" calcext:value-type="float">
            <text:p>0.59243477428248</text:p>
          </table:table-cell>
          <table:table-cell office:value-type="float" office:value="0.005639936" calcext:value-type="float">
            <text:p>0.0056399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83971235185" calcext:value-type="float">
            <text:p>0.67583971235185</text:p>
          </table:table-cell>
          <table:table-cell office:value-type="float" office:value="0.0055872" calcext:value-type="float">
            <text:p>0.00558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7839795649" calcext:value-type="float">
            <text:p>0.6177839795649</text:p>
          </table:table-cell>
          <table:table-cell office:value-type="float" office:value="0.004270848" calcext:value-type="float">
            <text:p>0.004270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460257901713" calcext:value-type="float">
            <text:p>0.054146025790171</text:p>
          </table:table-cell>
          <table:table-cell office:value-type="float" office:value="0.006537728" calcext:value-type="float">
            <text:p>0.0065377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3000723971921" calcext:value-type="float">
            <text:p>0.243000723971921</text:p>
          </table:table-cell>
          <table:table-cell office:value-type="float" office:value="0.00874624" calcext:value-type="float">
            <text:p>0.008746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281059360226" calcext:value-type="float">
            <text:p>0.366281059360226</text:p>
          </table:table-cell>
          <table:table-cell office:value-type="float" office:value="0.008792064" calcext:value-type="float">
            <text:p>0.0087920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3276786201037" calcext:value-type="float">
            <text:p>0.403276786201037</text:p>
          </table:table-cell>
          <table:table-cell office:value-type="float" office:value="0.005429504" calcext:value-type="float">
            <text:p>0.0054295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343860489613" calcext:value-type="float">
            <text:p>0.893343860489613</text:p>
          </table:table-cell>
          <table:table-cell office:value-type="float" office:value="0.008813056" calcext:value-type="float">
            <text:p>0.0088130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0096161756643" calcext:value-type="float">
            <text:p>0.078009616175664</text:p>
          </table:table-cell>
          <table:table-cell office:value-type="float" office:value="0.013755904" calcext:value-type="float">
            <text:p>0.0137559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738581439326" calcext:value-type="float">
            <text:p>0.206738581439326</text:p>
          </table:table-cell>
          <table:table-cell office:value-type="float" office:value="0.008318976" calcext:value-type="float">
            <text:p>0.0083189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047264674487" calcext:value-type="float">
            <text:p>0.700047264674487</text:p>
          </table:table-cell>
          <table:table-cell office:value-type="float" office:value="0.005475072" calcext:value-type="float">
            <text:p>0.0054750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2555330950356" calcext:value-type="float">
            <text:p>0.432555330950356</text:p>
          </table:table-cell>
          <table:table-cell office:value-type="float" office:value="0.005572608" calcext:value-type="float">
            <text:p>0.0055726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014351091593" calcext:value-type="float">
            <text:p>0.118014351091593</text:p>
          </table:table-cell>
          <table:table-cell office:value-type="float" office:value="0.035654912" calcext:value-type="float">
            <text:p>0.0356549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9172819159475" calcext:value-type="float">
            <text:p>0.899172819159475</text:p>
          </table:table-cell>
          <table:table-cell office:value-type="float" office:value="0.005650688" calcext:value-type="float">
            <text:p>0.0056506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978444727356" calcext:value-type="float">
            <text:p>0.675978444727356</text:p>
          </table:table-cell>
          <table:table-cell office:value-type="float" office:value="0.017043712" calcext:value-type="float">
            <text:p>0.0170437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004148153517" calcext:value-type="float">
            <text:p>0.197004148153517</text:p>
          </table:table-cell>
          <table:table-cell office:value-type="float" office:value="0.017102592" calcext:value-type="float">
            <text:p>0.0171025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02355582806" calcext:value-type="float">
            <text:p>0.68602355582806</text:p>
          </table:table-cell>
          <table:table-cell office:value-type="float" office:value="0.000900096" calcext:value-type="float">
            <text:p>0.0009000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9082645605967" calcext:value-type="float">
            <text:p>0.929082645605967</text:p>
          </table:table-cell>
          <table:table-cell office:value-type="float" office:value="0.00057728" calcext:value-type="float">
            <text:p>0.000577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452955593911" calcext:value-type="float">
            <text:p>0.242452955593911</text:p>
          </table:table-cell>
          <table:table-cell office:value-type="float" office:value="0.006455552" calcext:value-type="float">
            <text:p>0.0064555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0064411350429" calcext:value-type="float">
            <text:p>0.110064411350429</text:p>
          </table:table-cell>
          <table:table-cell office:value-type="float" office:value="0.006578432" calcext:value-type="float">
            <text:p>0.0065784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493294536793" calcext:value-type="float">
            <text:p>0.589493294536793</text:p>
          </table:table-cell>
          <table:table-cell office:value-type="float" office:value="0.006674176" calcext:value-type="float">
            <text:p>0.006674176</text:p>
          </table:table-cell>
          <table:table-cell table:number-columns-repeated="2"/>
        </table:table-row>
      </table:table>
      <table:table table:name="T1P20S1_R_h21" table:style-name="ta1"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096261107785" calcext:value-type="float">
            <text:p>0.570096261107785</text:p>
          </table:table-cell>
          <table:table-cell office:value-type="float" office:value="0.006549248" calcext:value-type="float">
            <text:p>0.006549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752524049876" calcext:value-type="float">
            <text:p>0.242752524049876</text:p>
          </table:table-cell>
          <table:table-cell office:value-type="float" office:value="0.005044992" calcext:value-type="float">
            <text:p>0.00504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865266308096" calcext:value-type="float">
            <text:p>0.538865266308096</text:p>
          </table:table-cell>
          <table:table-cell office:value-type="float" office:value="0.005828608" calcext:value-type="float">
            <text:p>0.005828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5840116370643" calcext:value-type="float">
            <text:p>0.955840116370643</text:p>
          </table:table-cell>
          <table:table-cell office:value-type="float" office:value="0.002513408" calcext:value-type="float">
            <text:p>0.002513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746127681734" calcext:value-type="float">
            <text:p>0.730746127681734</text:p>
          </table:table-cell>
          <table:table-cell office:value-type="float" office:value="0.007301376" calcext:value-type="float">
            <text:p>0.007301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9875593103824" calcext:value-type="float">
            <text:p>0.359875593103824</text:p>
          </table:table-cell>
          <table:table-cell office:value-type="float" office:value="0.006759936" calcext:value-type="float">
            <text:p>0.006759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9588601745988" calcext:value-type="float">
            <text:p>0.399588601745988</text:p>
          </table:table-cell>
          <table:table-cell office:value-type="float" office:value="0.006255104" calcext:value-type="float">
            <text:p>0.006255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0347924421431" calcext:value-type="float">
            <text:p>0.390347924421431</text:p>
          </table:table-cell>
          <table:table-cell office:value-type="float" office:value="0.005914368" calcext:value-type="float">
            <text:p>0.00591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548931125646" calcext:value-type="float">
            <text:p>0.691548931125646</text:p>
          </table:table-cell>
          <table:table-cell office:value-type="float" office:value="0.006711296" calcext:value-type="float">
            <text:p>0.00671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2057337807674" calcext:value-type="float">
            <text:p>0.342057337807674</text:p>
          </table:table-cell>
          <table:table-cell office:value-type="float" office:value="0.006529792" calcext:value-type="float">
            <text:p>0.006529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99556977001" calcext:value-type="float">
            <text:p>0.70499556977001</text:p>
          </table:table-cell>
          <table:table-cell office:value-type="float" office:value="0.0039552" calcext:value-type="float">
            <text:p>0.003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3600084729094" calcext:value-type="float">
            <text:p>0.953600084729094</text:p>
          </table:table-cell>
          <table:table-cell office:value-type="float" office:value="0.007425024" calcext:value-type="float">
            <text:p>0.00742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3130341282341" calcext:value-type="float">
            <text:p>0.513130341282341</text:p>
          </table:table-cell>
          <table:table-cell office:value-type="float" office:value="0.011534592" calcext:value-type="float">
            <text:p>0.011534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766473753494" calcext:value-type="float">
            <text:p>0.654766473753494</text:p>
          </table:table-cell>
          <table:table-cell office:value-type="float" office:value="0.00681472" calcext:value-type="float">
            <text:p>0.0068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046954601737" calcext:value-type="float">
            <text:p>0.687046954601737</text:p>
          </table:table-cell>
          <table:table-cell office:value-type="float" office:value="0.01446272" calcext:value-type="float">
            <text:p>0.01446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827810439163" calcext:value-type="float">
            <text:p>0.500827810439163</text:p>
          </table:table-cell>
          <table:table-cell office:value-type="float" office:value="0.008644608" calcext:value-type="float">
            <text:p>0.008644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3645712694999" calcext:value-type="float">
            <text:p>0.663645712694999</text:p>
          </table:table-cell>
          <table:table-cell office:value-type="float" office:value="0.004004352" calcext:value-type="float">
            <text:p>0.00400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64336830339" calcext:value-type="float">
            <text:p>0.598664336830339</text:p>
          </table:table-cell>
          <table:table-cell office:value-type="float" office:value="0.009787392" calcext:value-type="float">
            <text:p>0.00978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8878798735177" calcext:value-type="float">
            <text:p>0.758878798735177</text:p>
          </table:table-cell>
          <table:table-cell office:value-type="float" office:value="0.010019072" calcext:value-type="float">
            <text:p>0.010019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587939951788" calcext:value-type="float">
            <text:p>0.631587939951788</text:p>
          </table:table-cell>
          <table:table-cell office:value-type="float" office:value="0.003140864" calcext:value-type="float">
            <text:p>0.003140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079532368383" calcext:value-type="float">
            <text:p>0.966079532368383</text:p>
          </table:table-cell>
          <table:table-cell office:value-type="float" office:value="0.005890048" calcext:value-type="float">
            <text:p>0.005890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267253511665" calcext:value-type="float">
            <text:p>0.418267253511665</text:p>
          </table:table-cell>
          <table:table-cell office:value-type="float" office:value="0.004085504" calcext:value-type="float">
            <text:p>0.00408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0236093400059" calcext:value-type="float">
            <text:p>0.770236093400059</text:p>
          </table:table-cell>
          <table:table-cell office:value-type="float" office:value="0.006170112" calcext:value-type="float">
            <text:p>0.006170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238495791641" calcext:value-type="float">
            <text:p>0.596238495791641</text:p>
          </table:table-cell>
          <table:table-cell office:value-type="float" office:value="0.000813056" calcext:value-type="float">
            <text:p>0.00081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38454159263" calcext:value-type="float">
            <text:p>0.8438454159263</text:p>
          </table:table-cell>
          <table:table-cell office:value-type="float" office:value="0.009469184" calcext:value-type="float">
            <text:p>0.00946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80710022113" calcext:value-type="float">
            <text:p>0.68480710022113</text:p>
          </table:table-cell>
          <table:table-cell office:value-type="float" office:value="0.009234176" calcext:value-type="float">
            <text:p>0.009234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1609595432336" calcext:value-type="float">
            <text:p>0.051160959543234</text:p>
          </table:table-cell>
          <table:table-cell office:value-type="float" office:value="0.00062208" calcext:value-type="float">
            <text:p>0.00062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05283337771" calcext:value-type="float">
            <text:p>0.34305283337771</text:p>
          </table:table-cell>
          <table:table-cell office:value-type="float" office:value="0.00676352" calcext:value-type="float">
            <text:p>0.00676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306510215999" calcext:value-type="float">
            <text:p>0.644306510215999</text:p>
          </table:table-cell>
          <table:table-cell office:value-type="float" office:value="0.00069632" calcext:value-type="float">
            <text:p>0.00069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6482324359882" calcext:value-type="float">
            <text:p>0.826482324359882</text:p>
          </table:table-cell>
          <table:table-cell office:value-type="float" office:value="0.005926144" calcext:value-type="float">
            <text:p>0.005926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0626767506538" calcext:value-type="float">
            <text:p>0.900626767506538</text:p>
          </table:table-cell>
          <table:table-cell office:value-type="float" office:value="0.005828096" calcext:value-type="float">
            <text:p>0.005828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1199940674275" calcext:value-type="float">
            <text:p>0.751199940674275</text:p>
          </table:table-cell>
          <table:table-cell office:value-type="float" office:value="0.000702208" calcext:value-type="float">
            <text:p>0.000702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7504811708289" calcext:value-type="float">
            <text:p>0.757504811708289</text:p>
          </table:table-cell>
          <table:table-cell office:value-type="float" office:value="0.005799168" calcext:value-type="float">
            <text:p>0.005799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065444757151" calcext:value-type="float">
            <text:p>0.89065444757151</text:p>
          </table:table-cell>
          <table:table-cell office:value-type="float" office:value="0.005907456" calcext:value-type="float">
            <text:p>0.00590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689412046893" calcext:value-type="float">
            <text:p>0.615689412046893</text:p>
          </table:table-cell>
          <table:table-cell office:value-type="float" office:value="0.006893056" calcext:value-type="float">
            <text:p>0.00689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7669149599998" calcext:value-type="float">
            <text:p>0.827669149599998</text:p>
          </table:table-cell>
          <table:table-cell office:value-type="float" office:value="0.001019392" calcext:value-type="float">
            <text:p>0.001019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3518630216887" calcext:value-type="float">
            <text:p>0.373518630216887</text:p>
          </table:table-cell>
          <table:table-cell office:value-type="float" office:value="0.008251648" calcext:value-type="float">
            <text:p>0.008251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8762670004682" calcext:value-type="float">
            <text:p>0.298762670004682</text:p>
          </table:table-cell>
          <table:table-cell office:value-type="float" office:value="0.00314112" calcext:value-type="float">
            <text:p>0.00314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840441657859" calcext:value-type="float">
            <text:p>0.837840441657859</text:p>
          </table:table-cell>
          <table:table-cell office:value-type="float" office:value="0.003017216" calcext:value-type="float">
            <text:p>0.003017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3660195330456" calcext:value-type="float">
            <text:p>0.086366019533046</text:p>
          </table:table-cell>
          <table:table-cell office:value-type="float" office:value="0.006638848" calcext:value-type="float">
            <text:p>0.006638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146699588402" calcext:value-type="float">
            <text:p>0.189146699588402</text:p>
          </table:table-cell>
          <table:table-cell office:value-type="float" office:value="0.00630912" calcext:value-type="float">
            <text:p>0.00630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420699287678" calcext:value-type="float">
            <text:p>0.144420699287678</text:p>
          </table:table-cell>
          <table:table-cell office:value-type="float" office:value="0.005440768" calcext:value-type="float">
            <text:p>0.00544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0794939278831" calcext:value-type="float">
            <text:p>0.930794939278831</text:p>
          </table:table-cell>
          <table:table-cell office:value-type="float" office:value="0.007169536" calcext:value-type="float">
            <text:p>0.007169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48145751860341" calcext:value-type="float">
            <text:p>0.006481457518603</text:p>
          </table:table-cell>
          <table:table-cell office:value-type="float" office:value="0.00710144" calcext:value-type="float">
            <text:p>0.00710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2042995638661" calcext:value-type="float">
            <text:p>0.382042995638661</text:p>
          </table:table-cell>
          <table:table-cell office:value-type="float" office:value="0.006731008" calcext:value-type="float">
            <text:p>0.006731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770152785429" calcext:value-type="float">
            <text:p>0.573770152785429</text:p>
          </table:table-cell>
          <table:table-cell office:value-type="float" office:value="0.008072704" calcext:value-type="float">
            <text:p>0.008072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126749270315" calcext:value-type="float">
            <text:p>0.703126749270315</text:p>
          </table:table-cell>
          <table:table-cell office:value-type="float" office:value="0.00599552" calcext:value-type="float">
            <text:p>0.0059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451271622879" calcext:value-type="float">
            <text:p>0.36451271622879</text:p>
          </table:table-cell>
          <table:table-cell office:value-type="float" office:value="0.007357696" calcext:value-type="float">
            <text:p>0.007357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523330192873" calcext:value-type="float">
            <text:p>0.463523330192873</text:p>
          </table:table-cell>
          <table:table-cell office:value-type="float" office:value="0.002249984" calcext:value-type="float">
            <text:p>0.00224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461752395998" calcext:value-type="float">
            <text:p>0.95461752395998</text:p>
          </table:table-cell>
          <table:table-cell office:value-type="float" office:value="0.005753856" calcext:value-type="float">
            <text:p>0.00575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459829812505" calcext:value-type="float">
            <text:p>0.588459829812505</text:p>
          </table:table-cell>
          <table:table-cell office:value-type="float" office:value="0.00569472" calcext:value-type="float">
            <text:p>0.0056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7456028410905" calcext:value-type="float">
            <text:p>0.257456028410905</text:p>
          </table:table-cell>
          <table:table-cell office:value-type="float" office:value="0.002450176" calcext:value-type="float">
            <text:p>0.002450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4028636848224" calcext:value-type="float">
            <text:p>0.021402863684822</text:p>
          </table:table-cell>
          <table:table-cell office:value-type="float" office:value="0.007907328" calcext:value-type="float">
            <text:p>0.007907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3881579989619" calcext:value-type="float">
            <text:p>0.933881579989619</text:p>
          </table:table-cell>
          <table:table-cell office:value-type="float" office:value="0.006119168" calcext:value-type="float">
            <text:p>0.006119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196344127878" calcext:value-type="float">
            <text:p>0.192196344127878</text:p>
          </table:table-cell>
          <table:table-cell office:value-type="float" office:value="0.00566784" calcext:value-type="float">
            <text:p>0.00566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1448166291882" calcext:value-type="float">
            <text:p>0.441448166291882</text:p>
          </table:table-cell>
          <table:table-cell office:value-type="float" office:value="0.00275328" calcext:value-type="float">
            <text:p>0.00275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7239996169889" calcext:value-type="float">
            <text:p>0.987239996169889</text:p>
          </table:table-cell>
          <table:table-cell office:value-type="float" office:value="0.0063872" calcext:value-type="float">
            <text:p>0.006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878885636437" calcext:value-type="float">
            <text:p>0.279878885636437</text:p>
          </table:table-cell>
          <table:table-cell office:value-type="float" office:value="0.000875264" calcext:value-type="float">
            <text:p>0.000875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9283574121248" calcext:value-type="float">
            <text:p>0.049928357412125</text:p>
          </table:table-cell>
          <table:table-cell office:value-type="float" office:value="0.000746496" calcext:value-type="float">
            <text:p>0.00074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2976384366247" calcext:value-type="float">
            <text:p>0.072297638436625</text:p>
          </table:table-cell>
          <table:table-cell office:value-type="float" office:value="0.005901312" calcext:value-type="float">
            <text:p>0.005901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726109566112" calcext:value-type="float">
            <text:p>0.310726109566112</text:p>
          </table:table-cell>
          <table:table-cell office:value-type="float" office:value="0.00574592" calcext:value-type="float">
            <text:p>0.00574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4869108558122" calcext:value-type="float">
            <text:p>0.444869108558122</text:p>
          </table:table-cell>
          <table:table-cell office:value-type="float" office:value="0.005156608" calcext:value-type="float">
            <text:p>0.005156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20849839496" calcext:value-type="float">
            <text:p>0.21520849839496</text:p>
          </table:table-cell>
          <table:table-cell office:value-type="float" office:value="0.005721856" calcext:value-type="float">
            <text:p>0.005721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1905320605822" calcext:value-type="float">
            <text:p>0.026190532060582</text:p>
          </table:table-cell>
          <table:table-cell office:value-type="float" office:value="0.005609472" calcext:value-type="float">
            <text:p>0.00560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8092559301777" calcext:value-type="float">
            <text:p>0.358092559301777</text:p>
          </table:table-cell>
          <table:table-cell office:value-type="float" office:value="0.005520128" calcext:value-type="float">
            <text:p>0.005520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1888938952176" calcext:value-type="float">
            <text:p>0.271888938952176</text:p>
          </table:table-cell>
          <table:table-cell office:value-type="float" office:value="0.011991552" calcext:value-type="float">
            <text:p>0.011991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434755973527" calcext:value-type="float">
            <text:p>0.944434755973527</text:p>
          </table:table-cell>
          <table:table-cell office:value-type="float" office:value="0.000547328" calcext:value-type="float">
            <text:p>0.000547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90121047243" calcext:value-type="float">
            <text:p>0.13690121047243</text:p>
          </table:table-cell>
          <table:table-cell office:value-type="float" office:value="0.007048704" calcext:value-type="float">
            <text:p>0.007048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8478827403065" calcext:value-type="float">
            <text:p>0.248478827403065</text:p>
          </table:table-cell>
          <table:table-cell office:value-type="float" office:value="0.005249792" calcext:value-type="float">
            <text:p>0.005249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4370590067921" calcext:value-type="float">
            <text:p>0.544370590067921</text:p>
          </table:table-cell>
          <table:table-cell office:value-type="float" office:value="0.005971456" calcext:value-type="float">
            <text:p>0.00597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959913888163" calcext:value-type="float">
            <text:p>0.200959913888163</text:p>
          </table:table-cell>
          <table:table-cell office:value-type="float" office:value="0.005831936" calcext:value-type="float">
            <text:p>0.00583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980102930542" calcext:value-type="float">
            <text:p>0.386980102930542</text:p>
          </table:table-cell>
          <table:table-cell office:value-type="float" office:value="0.002888448" calcext:value-type="float">
            <text:p>0.002888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5774038145278" calcext:value-type="float">
            <text:p>0.255774038145278</text:p>
          </table:table-cell>
          <table:table-cell office:value-type="float" office:value="0.005823488" calcext:value-type="float">
            <text:p>0.00582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092413040889" calcext:value-type="float">
            <text:p>0.256092413040889</text:p>
          </table:table-cell>
          <table:table-cell office:value-type="float" office:value="0.005931008" calcext:value-type="float">
            <text:p>0.005931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3993368067068" calcext:value-type="float">
            <text:p>0.413993368067068</text:p>
          </table:table-cell>
          <table:table-cell office:value-type="float" office:value="0.005558016" calcext:value-type="float">
            <text:p>0.005558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007265918187" calcext:value-type="float">
            <text:p>0.782007265918187</text:p>
          </table:table-cell>
          <table:table-cell office:value-type="float" office:value="0.002641152" calcext:value-type="float">
            <text:p>0.00264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2093838685008" calcext:value-type="float">
            <text:p>0.402093838685008</text:p>
          </table:table-cell>
          <table:table-cell office:value-type="float" office:value="0.00692864" calcext:value-type="float">
            <text:p>0.0069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9314423913064" calcext:value-type="float">
            <text:p>0.379314423913064</text:p>
          </table:table-cell>
          <table:table-cell office:value-type="float" office:value="0.001232128" calcext:value-type="float">
            <text:p>0.00123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5142531722449" calcext:value-type="float">
            <text:p>0.032514253172245</text:p>
          </table:table-cell>
          <table:table-cell office:value-type="float" office:value="0.000868096" calcext:value-type="float">
            <text:p>0.000868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3048810348" calcext:value-type="float">
            <text:p>0.63293048810348</text:p>
          </table:table-cell>
          <table:table-cell office:value-type="float" office:value="0.005674496" calcext:value-type="float">
            <text:p>0.005674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0538491148651" calcext:value-type="float">
            <text:p>0.800538491148651</text:p>
          </table:table-cell>
          <table:table-cell office:value-type="float" office:value="0.005837312" calcext:value-type="float">
            <text:p>0.005837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2202632433145" calcext:value-type="float">
            <text:p>0.252202632433145</text:p>
          </table:table-cell>
          <table:table-cell office:value-type="float" office:value="0.005216512" calcext:value-type="float">
            <text:p>0.005216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485433308223" calcext:value-type="float">
            <text:p>0.283485433308223</text:p>
          </table:table-cell>
          <table:table-cell office:value-type="float" office:value="0.006206464" calcext:value-type="float">
            <text:p>0.006206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83738722922" calcext:value-type="float">
            <text:p>0.99683738722922</text:p>
          </table:table-cell>
          <table:table-cell office:value-type="float" office:value="0.006134016" calcext:value-type="float">
            <text:p>0.00613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2860222722553" calcext:value-type="float">
            <text:p>0.992860222722553</text:p>
          </table:table-cell>
          <table:table-cell office:value-type="float" office:value="0.006315776" calcext:value-type="float">
            <text:p>0.006315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4263445354968" calcext:value-type="float">
            <text:p>0.854263445354968</text:p>
          </table:table-cell>
          <table:table-cell office:value-type="float" office:value="0.00643328" calcext:value-type="float">
            <text:p>0.0064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1047216393668" calcext:value-type="float">
            <text:p>0.481047216393668</text:p>
          </table:table-cell>
          <table:table-cell office:value-type="float" office:value="0.01008256" calcext:value-type="float">
            <text:p>0.0100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6885584803142" calcext:value-type="float">
            <text:p>0.095688558480314</text:p>
          </table:table-cell>
          <table:table-cell office:value-type="float" office:value="0.012817152" calcext:value-type="float">
            <text:p>0.012817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7203004739216" calcext:value-type="float">
            <text:p>0.016720300473922</text:p>
          </table:table-cell>
          <table:table-cell office:value-type="float" office:value="0.009775616" calcext:value-type="float">
            <text:p>0.009775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464436427228" calcext:value-type="float">
            <text:p>0.730464436427228</text:p>
          </table:table-cell>
          <table:table-cell office:value-type="float" office:value="0.008161024" calcext:value-type="float">
            <text:p>0.00816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9318658116777" calcext:value-type="float">
            <text:p>0.759318658116777</text:p>
          </table:table-cell>
          <table:table-cell office:value-type="float" office:value="0.008246016" calcext:value-type="float">
            <text:p>0.008246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023113131857" calcext:value-type="float">
            <text:p>0.134023113131857</text:p>
          </table:table-cell>
          <table:table-cell office:value-type="float" office:value="0.006561792" calcext:value-type="float">
            <text:p>0.006561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0236672556175" calcext:value-type="float">
            <text:p>0.910236672556175</text:p>
          </table:table-cell>
          <table:table-cell office:value-type="float" office:value="0.006601472" calcext:value-type="float">
            <text:p>0.00660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686502378544" calcext:value-type="float">
            <text:p>0.198686502378544</text:p>
          </table:table-cell>
          <table:table-cell office:value-type="float" office:value="0.007031808" calcext:value-type="float">
            <text:p>0.007031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6125725458469" calcext:value-type="float">
            <text:p>0.796125725458469</text:p>
          </table:table-cell>
          <table:table-cell office:value-type="float" office:value="0.00680576" calcext:value-type="float">
            <text:p>0.00680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012427300321" calcext:value-type="float">
            <text:p>0.109012427300321</text:p>
          </table:table-cell>
          <table:table-cell office:value-type="float" office:value="0.006596096" calcext:value-type="float">
            <text:p>0.00659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080022926353" calcext:value-type="float">
            <text:p>0.526080022926353</text:p>
          </table:table-cell>
          <table:table-cell office:value-type="float" office:value="0.003983872" calcext:value-type="float">
            <text:p>0.00398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166031045652" calcext:value-type="float">
            <text:p>0.039416603104565</text:p>
          </table:table-cell>
          <table:table-cell office:value-type="float" office:value="0.007118336" calcext:value-type="float">
            <text:p>0.007118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581068876958" calcext:value-type="float">
            <text:p>0.591581068876958</text:p>
          </table:table-cell>
          <table:table-cell office:value-type="float" office:value="0.00990464" calcext:value-type="float">
            <text:p>0.0099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2806572742738" calcext:value-type="float">
            <text:p>0.882806572742738</text:p>
          </table:table-cell>
          <table:table-cell office:value-type="float" office:value="0.00615424" calcext:value-type="float">
            <text:p>0.0061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8696785860324" calcext:value-type="float">
            <text:p>0.298696785860324</text:p>
          </table:table-cell>
          <table:table-cell office:value-type="float" office:value="0.006445056" calcext:value-type="float">
            <text:p>0.006445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2233838140053" calcext:value-type="float">
            <text:p>0.392233838140053</text:p>
          </table:table-cell>
          <table:table-cell office:value-type="float" office:value="0.007098112" calcext:value-type="float">
            <text:p>0.00709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274808583363" calcext:value-type="float">
            <text:p>0.893274808583363</text:p>
          </table:table-cell>
          <table:table-cell office:value-type="float" office:value="0.006411776" calcext:value-type="float">
            <text:p>0.006411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331798920798" calcext:value-type="float">
            <text:p>0.732331798920798</text:p>
          </table:table-cell>
          <table:table-cell office:value-type="float" office:value="0.006310912" calcext:value-type="float">
            <text:p>0.006310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233579390678" calcext:value-type="float">
            <text:p>0.944233579390678</text:p>
          </table:table-cell>
          <table:table-cell office:value-type="float" office:value="0.005786624" calcext:value-type="float">
            <text:p>0.005786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4229601804375" calcext:value-type="float">
            <text:p>0.524229601804375</text:p>
          </table:table-cell>
          <table:table-cell office:value-type="float" office:value="0.005471488" calcext:value-type="float">
            <text:p>0.005471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8412670945056" calcext:value-type="float">
            <text:p>0.208412670945056</text:p>
          </table:table-cell>
          <table:table-cell office:value-type="float" office:value="0.010327552" calcext:value-type="float">
            <text:p>0.010327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5956377146916" calcext:value-type="float">
            <text:p>0.415956377146916</text:p>
          </table:table-cell>
          <table:table-cell office:value-type="float" office:value="0.007766016" calcext:value-type="float">
            <text:p>0.007766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1523238006831" calcext:value-type="float">
            <text:p>0.801523238006831</text:p>
          </table:table-cell>
          <table:table-cell office:value-type="float" office:value="0.007585792" calcext:value-type="float">
            <text:p>0.00758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5863957474059" calcext:value-type="float">
            <text:p>0.905863957474059</text:p>
          </table:table-cell>
          <table:table-cell office:value-type="float" office:value="0.000740608" calcext:value-type="float">
            <text:p>0.000740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0901448919" calcext:value-type="float">
            <text:p>0.794780901448919</text:p>
          </table:table-cell>
          <table:table-cell office:value-type="float" office:value="0.000617728" calcext:value-type="float">
            <text:p>0.000617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5110241471466" calcext:value-type="float">
            <text:p>0.046511024147147</text:p>
          </table:table-cell>
          <table:table-cell office:value-type="float" office:value="0.005518336" calcext:value-type="float">
            <text:p>0.005518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758035633999" calcext:value-type="float">
            <text:p>0.336758035633999</text:p>
          </table:table-cell>
          <table:table-cell office:value-type="float" office:value="0.008335872" calcext:value-type="float">
            <text:p>0.008335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6318525551336" calcext:value-type="float">
            <text:p>0.266318525551336</text:p>
          </table:table-cell>
          <table:table-cell office:value-type="float" office:value="0.005727488" calcext:value-type="float">
            <text:p>0.005727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5427204916843" calcext:value-type="float">
            <text:p>0.955427204916843</text:p>
          </table:table-cell>
          <table:table-cell office:value-type="float" office:value="0.00648832" calcext:value-type="float">
            <text:p>0.00648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819895550306" calcext:value-type="float">
            <text:p>0.440819895550306</text:p>
          </table:table-cell>
          <table:table-cell office:value-type="float" office:value="0.006672384" calcext:value-type="float">
            <text:p>0.006672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3542206314996" calcext:value-type="float">
            <text:p>0.763542206314996</text:p>
          </table:table-cell>
          <table:table-cell office:value-type="float" office:value="0.004589568" calcext:value-type="float">
            <text:p>0.004589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621168545863" calcext:value-type="float">
            <text:p>0.260621168545863</text:p>
          </table:table-cell>
          <table:table-cell office:value-type="float" office:value="0.010432512" calcext:value-type="float">
            <text:p>0.01043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9141867921795" calcext:value-type="float">
            <text:p>0.759141867921795</text:p>
          </table:table-cell>
          <table:table-cell office:value-type="float" office:value="0.00987904" calcext:value-type="float">
            <text:p>0.00987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0641806407593" calcext:value-type="float">
            <text:p>0.140641806407593</text:p>
          </table:table-cell>
          <table:table-cell office:value-type="float" office:value="0.012208896" calcext:value-type="float">
            <text:p>0.012208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441023642619" calcext:value-type="float">
            <text:p>0.997441023642619</text:p>
          </table:table-cell>
          <table:table-cell office:value-type="float" office:value="0.006789888" calcext:value-type="float">
            <text:p>0.00678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6404523753688" calcext:value-type="float">
            <text:p>0.516404523753688</text:p>
          </table:table-cell>
          <table:table-cell office:value-type="float" office:value="0.005874432" calcext:value-type="float">
            <text:p>0.00587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4637253682018" calcext:value-type="float">
            <text:p>0.844637253682018</text:p>
          </table:table-cell>
          <table:table-cell office:value-type="float" office:value="0.00746368" calcext:value-type="float">
            <text:p>0.00746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2255044536724" calcext:value-type="float">
            <text:p>0.742255044536724</text:p>
          </table:table-cell>
          <table:table-cell office:value-type="float" office:value="0.007327744" calcext:value-type="float">
            <text:p>0.007327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7351631505405" calcext:value-type="float">
            <text:p>0.038735163150541</text:p>
          </table:table-cell>
          <table:table-cell office:value-type="float" office:value="0.011962112" calcext:value-type="float">
            <text:p>0.011962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2509183149779" calcext:value-type="float">
            <text:p>0.542509183149779</text:p>
          </table:table-cell>
          <table:table-cell office:value-type="float" office:value="0.000942336" calcext:value-type="float">
            <text:p>0.000942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059896687383" calcext:value-type="float">
            <text:p>0.605059896687383</text:p>
          </table:table-cell>
          <table:table-cell office:value-type="float" office:value="0.009519104" calcext:value-type="float">
            <text:p>0.009519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8840845471479" calcext:value-type="float">
            <text:p>0.358840845471479</text:p>
          </table:table-cell>
          <table:table-cell office:value-type="float" office:value="0.007140096" calcext:value-type="float">
            <text:p>0.00714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7162526259192" calcext:value-type="float">
            <text:p>0.907162526259192</text:p>
          </table:table-cell>
          <table:table-cell office:value-type="float" office:value="0.007069952" calcext:value-type="float">
            <text:p>0.007069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720598018729" calcext:value-type="float">
            <text:p>0.443720598018729</text:p>
          </table:table-cell>
          <table:table-cell office:value-type="float" office:value="0.001732608" calcext:value-type="float">
            <text:p>0.00173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2005771962539" calcext:value-type="float">
            <text:p>0.372005771962539</text:p>
          </table:table-cell>
          <table:table-cell office:value-type="float" office:value="0.000685056" calcext:value-type="float">
            <text:p>0.000685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5354715508595" calcext:value-type="float">
            <text:p>0.485354715508595</text:p>
          </table:table-cell>
          <table:table-cell office:value-type="float" office:value="0.006168064" calcext:value-type="float">
            <text:p>0.006168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4876300208585" calcext:value-type="float">
            <text:p>0.924876300208585</text:p>
          </table:table-cell>
          <table:table-cell office:value-type="float" office:value="0.006213632" calcext:value-type="float">
            <text:p>0.00621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206695513527" calcext:value-type="float">
            <text:p>0.234206695513527</text:p>
          </table:table-cell>
          <table:table-cell office:value-type="float" office:value="0.006984192" calcext:value-type="float">
            <text:p>0.006984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7691170272004" calcext:value-type="float">
            <text:p>0.917691170272004</text:p>
          </table:table-cell>
          <table:table-cell office:value-type="float" office:value="0.006402048" calcext:value-type="float">
            <text:p>0.006402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2110374497011" calcext:value-type="float">
            <text:p>0.972110374497011</text:p>
          </table:table-cell>
          <table:table-cell office:value-type="float" office:value="0.006264832" calcext:value-type="float">
            <text:p>0.00626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49467997326" calcext:value-type="float">
            <text:p>0.66049467997326</text:p>
          </table:table-cell>
          <table:table-cell office:value-type="float" office:value="0.005397248" calcext:value-type="float">
            <text:p>0.005397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986248498557" calcext:value-type="float">
            <text:p>0.633986248498557</text:p>
          </table:table-cell>
          <table:table-cell office:value-type="float" office:value="0.005845504" calcext:value-type="float">
            <text:p>0.00584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8551171482419" calcext:value-type="float">
            <text:p>0.758551171482419</text:p>
          </table:table-cell>
          <table:table-cell office:value-type="float" office:value="0.00525824" calcext:value-type="float">
            <text:p>0.00525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1893546697261" calcext:value-type="float">
            <text:p>0.291893546697261</text:p>
          </table:table-cell>
          <table:table-cell office:value-type="float" office:value="0.0013696" calcext:value-type="float">
            <text:p>0.0013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7170306717118" calcext:value-type="float">
            <text:p>0.827170306717118</text:p>
          </table:table-cell>
          <table:table-cell office:value-type="float" office:value="0.00580864" calcext:value-type="float">
            <text:p>0.00580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3097558971" calcext:value-type="float">
            <text:p>0.302273097558971</text:p>
          </table:table-cell>
          <table:table-cell office:value-type="float" office:value="0.00854528" calcext:value-type="float">
            <text:p>0.00854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548480350043" calcext:value-type="float">
            <text:p>0.98548480350043</text:p>
          </table:table-cell>
          <table:table-cell office:value-type="float" office:value="0.00565888" calcext:value-type="float">
            <text:p>0.0056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4192777515344" calcext:value-type="float">
            <text:p>0.284192777515344</text:p>
          </table:table-cell>
          <table:table-cell office:value-type="float" office:value="0.005511424" calcext:value-type="float">
            <text:p>0.005511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190524894961" calcext:value-type="float">
            <text:p>0.619190524894961</text:p>
          </table:table-cell>
          <table:table-cell office:value-type="float" office:value="0.006018816" calcext:value-type="float">
            <text:p>0.006018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2716047237138" calcext:value-type="float">
            <text:p>0.312716047237138</text:p>
          </table:table-cell>
          <table:table-cell office:value-type="float" office:value="0.005907456" calcext:value-type="float">
            <text:p>0.00590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001805946652" calcext:value-type="float">
            <text:p>0.993001805946652</text:p>
          </table:table-cell>
          <table:table-cell office:value-type="float" office:value="0.00556544" calcext:value-type="float">
            <text:p>0.0055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18767092617245" calcext:value-type="float">
            <text:p>0.008187670926172</text:p>
          </table:table-cell>
          <table:table-cell office:value-type="float" office:value="0.00611072" calcext:value-type="float">
            <text:p>0.00611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031269448484" calcext:value-type="float">
            <text:p>0.121031269448484</text:p>
          </table:table-cell>
          <table:table-cell office:value-type="float" office:value="0.005977856" calcext:value-type="float">
            <text:p>0.005977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593186548458" calcext:value-type="float">
            <text:p>0.643593186548458</text:p>
          </table:table-cell>
          <table:table-cell office:value-type="float" office:value="0.000617216" calcext:value-type="float">
            <text:p>0.000617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1839885638195" calcext:value-type="float">
            <text:p>0.841839885638195</text:p>
          </table:table-cell>
          <table:table-cell office:value-type="float" office:value="0.000489984" calcext:value-type="float">
            <text:p>0.00048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911903145962" calcext:value-type="float">
            <text:p>0.87911903145962</text:p>
          </table:table-cell>
          <table:table-cell office:value-type="float" office:value="0.00985856" calcext:value-type="float">
            <text:p>0.0098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622133399794" calcext:value-type="float">
            <text:p>0.200622133399794</text:p>
          </table:table-cell>
          <table:table-cell office:value-type="float" office:value="0.000531456" calcext:value-type="float">
            <text:p>0.00053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7259667553151" calcext:value-type="float">
            <text:p>0.877259667553151</text:p>
          </table:table-cell>
          <table:table-cell office:value-type="float" office:value="0.0055616" calcext:value-type="float">
            <text:p>0.0055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048644282286" calcext:value-type="float">
            <text:p>0.996048644282286</text:p>
          </table:table-cell>
          <table:table-cell office:value-type="float" office:value="0.006629888" calcext:value-type="float">
            <text:p>0.00662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927937498205" calcext:value-type="float">
            <text:p>0.393927937498205</text:p>
          </table:table-cell>
          <table:table-cell office:value-type="float" office:value="0.006204672" calcext:value-type="float">
            <text:p>0.00620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4560279766218" calcext:value-type="float">
            <text:p>0.484560279766218</text:p>
          </table:table-cell>
          <table:table-cell office:value-type="float" office:value="0.006075392" calcext:value-type="float">
            <text:p>0.006075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108820792212" calcext:value-type="float">
            <text:p>0.87108820792212</text:p>
          </table:table-cell>
          <table:table-cell office:value-type="float" office:value="0.00627712" calcext:value-type="float">
            <text:p>0.00627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3861887382219" calcext:value-type="float">
            <text:p>0.963861887382219</text:p>
          </table:table-cell>
          <table:table-cell office:value-type="float" office:value="0.00601344" calcext:value-type="float">
            <text:p>0.00601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662430533614" calcext:value-type="float">
            <text:p>0.565662430533614</text:p>
          </table:table-cell>
          <table:table-cell office:value-type="float" office:value="0.001941504" calcext:value-type="float">
            <text:p>0.001941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97697754398" calcext:value-type="float">
            <text:p>0.69797697754398</text:p>
          </table:table-cell>
          <table:table-cell office:value-type="float" office:value="0.011866624" calcext:value-type="float">
            <text:p>0.011866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8421255743228" calcext:value-type="float">
            <text:p>0.059842125574323</text:p>
          </table:table-cell>
          <table:table-cell office:value-type="float" office:value="0.00873088" calcext:value-type="float">
            <text:p>0.0087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3864030310577" calcext:value-type="float">
            <text:p>0.193864030310577</text:p>
          </table:table-cell>
          <table:table-cell office:value-type="float" office:value="0.00771584" calcext:value-type="float">
            <text:p>0.00771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175393040023" calcext:value-type="float">
            <text:p>0.539175393040023</text:p>
          </table:table-cell>
          <table:table-cell office:value-type="float" office:value="0.007740416" calcext:value-type="float">
            <text:p>0.007740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5009215066253" calcext:value-type="float">
            <text:p>0.305009215066253</text:p>
          </table:table-cell>
          <table:table-cell office:value-type="float" office:value="0.006217472" calcext:value-type="float">
            <text:p>0.006217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1519810247679" calcext:value-type="float">
            <text:p>0.741519810247679</text:p>
          </table:table-cell>
          <table:table-cell office:value-type="float" office:value="0.006492928" calcext:value-type="float">
            <text:p>0.006492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9322002814719" calcext:value-type="float">
            <text:p>0.769322002814719</text:p>
          </table:table-cell>
          <table:table-cell office:value-type="float" office:value="0.007646976" calcext:value-type="float">
            <text:p>0.007646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904159003905" calcext:value-type="float">
            <text:p>0.059904159003905</text:p>
          </table:table-cell>
          <table:table-cell office:value-type="float" office:value="0.005850624" calcext:value-type="float">
            <text:p>0.00585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7466616345274" calcext:value-type="float">
            <text:p>0.227466616345274</text:p>
          </table:table-cell>
          <table:table-cell office:value-type="float" office:value="0.006050816" calcext:value-type="float">
            <text:p>0.006050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413225370549" calcext:value-type="float">
            <text:p>0.171413225370549</text:p>
          </table:table-cell>
          <table:table-cell office:value-type="float" office:value="0.001290752" calcext:value-type="float">
            <text:p>0.001290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625300994261" calcext:value-type="float">
            <text:p>0.81625300994261</text:p>
          </table:table-cell>
          <table:table-cell office:value-type="float" office:value="0.001160704" calcext:value-type="float">
            <text:p>0.001160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2461640942698" calcext:value-type="float">
            <text:p>0.252461640942698</text:p>
          </table:table-cell>
          <table:table-cell office:value-type="float" office:value="0.006233856" calcext:value-type="float">
            <text:p>0.00623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8426388262202" calcext:value-type="float">
            <text:p>0.848426388262202</text:p>
          </table:table-cell>
          <table:table-cell office:value-type="float" office:value="0.00675328" calcext:value-type="float">
            <text:p>0.00675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867855415821" calcext:value-type="float">
            <text:p>0.732867855415821</text:p>
          </table:table-cell>
          <table:table-cell office:value-type="float" office:value="0.007058944" calcext:value-type="float">
            <text:p>0.007058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917375028459" calcext:value-type="float">
            <text:p>0.171917375028459</text:p>
          </table:table-cell>
          <table:table-cell office:value-type="float" office:value="0.011248896" calcext:value-type="float">
            <text:p>0.011248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782481775327" calcext:value-type="float">
            <text:p>0.186782481775327</text:p>
          </table:table-cell>
          <table:table-cell office:value-type="float" office:value="0.01024768" calcext:value-type="float">
            <text:p>0.0102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983061066744" calcext:value-type="float">
            <text:p>0.200983061066744</text:p>
          </table:table-cell>
          <table:table-cell office:value-type="float" office:value="0.006797056" calcext:value-type="float">
            <text:p>0.00679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9611580932364" calcext:value-type="float">
            <text:p>0.899611580932364</text:p>
          </table:table-cell>
          <table:table-cell office:value-type="float" office:value="0.006290176" calcext:value-type="float">
            <text:p>0.006290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0284898722956" calcext:value-type="float">
            <text:p>0.680284898722956</text:p>
          </table:table-cell>
          <table:table-cell office:value-type="float" office:value="0.005872128" calcext:value-type="float">
            <text:p>0.00587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634460166673" calcext:value-type="float">
            <text:p>0.103634460166673</text:p>
          </table:table-cell>
          <table:table-cell office:value-type="float" office:value="0.001246976" calcext:value-type="float">
            <text:p>0.001246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096631117948" calcext:value-type="float">
            <text:p>0.93096631117948</text:p>
          </table:table-cell>
          <table:table-cell office:value-type="float" office:value="0.006840832" calcext:value-type="float">
            <text:p>0.00684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009420788514" calcext:value-type="float">
            <text:p>0.850009420788514</text:p>
          </table:table-cell>
          <table:table-cell office:value-type="float" office:value="0.005442816" calcext:value-type="float">
            <text:p>0.005442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5424716270924" calcext:value-type="float">
            <text:p>0.545424716270924</text:p>
          </table:table-cell>
          <table:table-cell office:value-type="float" office:value="0.006631936" calcext:value-type="float">
            <text:p>0.00663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4767977244423" calcext:value-type="float">
            <text:p>0.544767977244423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7045202612357" calcext:value-type="float">
            <text:p>0.026704520261236</text:p>
          </table:table-cell>
          <table:table-cell office:value-type="float" office:value="0.00719616" calcext:value-type="float">
            <text:p>0.007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711645262667" calcext:value-type="float">
            <text:p>0.687711645262667</text:p>
          </table:table-cell>
          <table:table-cell office:value-type="float" office:value="0.007084032" calcext:value-type="float">
            <text:p>0.00708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1983087617709" calcext:value-type="float">
            <text:p>0.951983087617709</text:p>
          </table:table-cell>
          <table:table-cell office:value-type="float" office:value="0.00709248" calcext:value-type="float">
            <text:p>0.00709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472508339828" calcext:value-type="float">
            <text:p>0.011347250833983</text:p>
          </table:table-cell>
          <table:table-cell office:value-type="float" office:value="0.00750336" calcext:value-type="float">
            <text:p>0.00750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290265985937" calcext:value-type="float">
            <text:p>0.357290265985937</text:p>
          </table:table-cell>
          <table:table-cell office:value-type="float" office:value="0.013019648" calcext:value-type="float">
            <text:p>0.01301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749874945538" calcext:value-type="float">
            <text:p>0.203749874945538</text:p>
          </table:table-cell>
          <table:table-cell office:value-type="float" office:value="0.016238848" calcext:value-type="float">
            <text:p>0.016238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9186411796213" calcext:value-type="float">
            <text:p>0.769186411796213</text:p>
          </table:table-cell>
          <table:table-cell office:value-type="float" office:value="0.01039616" calcext:value-type="float">
            <text:p>0.0103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352024327462" calcext:value-type="float">
            <text:p>0.387352024327462</text:p>
          </table:table-cell>
          <table:table-cell office:value-type="float" office:value="0.00975616" calcext:value-type="float">
            <text:p>0.00975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1407148238902" calcext:value-type="float">
            <text:p>0.741407148238902</text:p>
          </table:table-cell>
          <table:table-cell office:value-type="float" office:value="0.005960192" calcext:value-type="float">
            <text:p>0.005960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834126254064" calcext:value-type="float">
            <text:p>0.112834126254064</text:p>
          </table:table-cell>
          <table:table-cell office:value-type="float" office:value="0.005835008" calcext:value-type="float">
            <text:p>0.00583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336958088476" calcext:value-type="float">
            <text:p>0.493336958088476</text:p>
          </table:table-cell>
          <table:table-cell office:value-type="float" office:value="0.011025408" calcext:value-type="float">
            <text:p>0.011025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2485241022591" calcext:value-type="float">
            <text:p>0.432485241022591</text:p>
          </table:table-cell>
          <table:table-cell office:value-type="float" office:value="0.006788352" calcext:value-type="float">
            <text:p>0.00678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330974871442" calcext:value-type="float">
            <text:p>0.183330974871442</text:p>
          </table:table-cell>
          <table:table-cell office:value-type="float" office:value="0.009617664" calcext:value-type="float">
            <text:p>0.009617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899053324174" calcext:value-type="float">
            <text:p>0.51899053324174</text:p>
          </table:table-cell>
          <table:table-cell office:value-type="float" office:value="0.007485184" calcext:value-type="float">
            <text:p>0.007485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0344522355774" calcext:value-type="float">
            <text:p>0.240344522355774</text:p>
          </table:table-cell>
          <table:table-cell office:value-type="float" office:value="0.006433536" calcext:value-type="float">
            <text:p>0.00643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38730527118" calcext:value-type="float">
            <text:p>0.68838730527118</text:p>
          </table:table-cell>
          <table:table-cell office:value-type="float" office:value="0.001847808" calcext:value-type="float">
            <text:p>0.00184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9570208229856" calcext:value-type="float">
            <text:p>0.084957020822986</text:p>
          </table:table-cell>
          <table:table-cell office:value-type="float" office:value="0.009156096" calcext:value-type="float">
            <text:p>0.00915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530434854434" calcext:value-type="float">
            <text:p>0.615530434854434</text:p>
          </table:table-cell>
          <table:table-cell office:value-type="float" office:value="0.00709888" calcext:value-type="float">
            <text:p>0.0070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373618579875" calcext:value-type="float">
            <text:p>0.273373618579875</text:p>
          </table:table-cell>
          <table:table-cell office:value-type="float" office:value="0.0075712" calcext:value-type="float">
            <text:p>0.007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674451920404" calcext:value-type="float">
            <text:p>0.676674451920404</text:p>
          </table:table-cell>
          <table:table-cell office:value-type="float" office:value="0.007385088" calcext:value-type="float">
            <text:p>0.007385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9844428839518" calcext:value-type="float">
            <text:p>0.949844428839518</text:p>
          </table:table-cell>
          <table:table-cell office:value-type="float" office:value="0.009426176" calcext:value-type="float">
            <text:p>0.009426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8917304110477" calcext:value-type="float">
            <text:p>0.738917304110477</text:p>
          </table:table-cell>
          <table:table-cell office:value-type="float" office:value="0.01256192" calcext:value-type="float">
            <text:p>0.01256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487529395158" calcext:value-type="float">
            <text:p>0.033487529395158</text:p>
          </table:table-cell>
          <table:table-cell office:value-type="float" office:value="0.006559744" calcext:value-type="float">
            <text:p>0.006559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226741630607" calcext:value-type="float">
            <text:p>0.688226741630607</text:p>
          </table:table-cell>
          <table:table-cell office:value-type="float" office:value="0.0067456" calcext:value-type="float">
            <text:p>0.006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35175906255" calcext:value-type="float">
            <text:p>0.12335175906255</text:p>
          </table:table-cell>
          <table:table-cell office:value-type="float" office:value="0.006625792" calcext:value-type="float">
            <text:p>0.00662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8246261646789" calcext:value-type="float">
            <text:p>0.748246261646789</text:p>
          </table:table-cell>
          <table:table-cell office:value-type="float" office:value="0.006469888" calcext:value-type="float">
            <text:p>0.00646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1978380667009" calcext:value-type="float">
            <text:p>0.261978380667009</text:p>
          </table:table-cell>
          <table:table-cell office:value-type="float" office:value="0.00452992" calcext:value-type="float">
            <text:p>0.0045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35353111425" calcext:value-type="float">
            <text:p>0.22035353111425</text:p>
          </table:table-cell>
          <table:table-cell office:value-type="float" office:value="0.004016384" calcext:value-type="float">
            <text:p>0.00401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671487145206" calcext:value-type="float">
            <text:p>0.593671487145206</text:p>
          </table:table-cell>
          <table:table-cell office:value-type="float" office:value="0.010234368" calcext:value-type="float">
            <text:p>0.010234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966471989822" calcext:value-type="float">
            <text:p>0.357966471989822</text:p>
          </table:table-cell>
          <table:table-cell office:value-type="float" office:value="0.006073856" calcext:value-type="float">
            <text:p>0.00607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655971699794" calcext:value-type="float">
            <text:p>0.183655971699794</text:p>
          </table:table-cell>
          <table:table-cell office:value-type="float" office:value="0.007244544" calcext:value-type="float">
            <text:p>0.00724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410269928834" calcext:value-type="float">
            <text:p>0.234410269928834</text:p>
          </table:table-cell>
          <table:table-cell office:value-type="float" office:value="0.009284864" calcext:value-type="float">
            <text:p>0.009284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597312302897" calcext:value-type="float">
            <text:p>0.566597312302897</text:p>
          </table:table-cell>
          <table:table-cell office:value-type="float" office:value="0.00723328" calcext:value-type="float">
            <text:p>0.0072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167139757529" calcext:value-type="float">
            <text:p>0.966167139757529</text:p>
          </table:table-cell>
          <table:table-cell office:value-type="float" office:value="0.00166784" calcext:value-type="float">
            <text:p>0.00166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907732629168" calcext:value-type="float">
            <text:p>0.702907732629168</text:p>
          </table:table-cell>
          <table:table-cell office:value-type="float" office:value="0.000824832" calcext:value-type="float">
            <text:p>0.00082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6718588344614" calcext:value-type="float">
            <text:p>0.326718588344614</text:p>
          </table:table-cell>
          <table:table-cell office:value-type="float" office:value="0.00672896" calcext:value-type="float">
            <text:p>0.0067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7315393952362" calcext:value-type="float">
            <text:p>0.167315393952362</text:p>
          </table:table-cell>
          <table:table-cell office:value-type="float" office:value="0.00599296" calcext:value-type="float">
            <text:p>0.00599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999967325278" calcext:value-type="float">
            <text:p>0.45999967325278</text:p>
          </table:table-cell>
          <table:table-cell office:value-type="float" office:value="0.00160128" calcext:value-type="float">
            <text:p>0.00160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0130103353163" calcext:value-type="float">
            <text:p>0.082013010335316</text:p>
          </table:table-cell>
          <table:table-cell office:value-type="float" office:value="0.005900544" calcext:value-type="float">
            <text:p>0.005900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832489899237" calcext:value-type="float">
            <text:p>0.555832489899237</text:p>
          </table:table-cell>
          <table:table-cell office:value-type="float" office:value="0.000480512" calcext:value-type="float">
            <text:p>0.00048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059005333999" calcext:value-type="float">
            <text:p>0.47059005333999</text:p>
          </table:table-cell>
          <table:table-cell office:value-type="float" office:value="0.005950464" calcext:value-type="float">
            <text:p>0.00595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927348914971" calcext:value-type="float">
            <text:p>0.620927348914971</text:p>
          </table:table-cell>
          <table:table-cell office:value-type="float" office:value="0.0058688" calcext:value-type="float">
            <text:p>0.005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1217494310365" calcext:value-type="float">
            <text:p>0.421217494310365</text:p>
          </table:table-cell>
          <table:table-cell office:value-type="float" office:value="0.005657856" calcext:value-type="float">
            <text:p>0.005657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64811919995" calcext:value-type="float">
            <text:p>0.784164811919995</text:p>
          </table:table-cell>
          <table:table-cell office:value-type="float" office:value="0.00614912" calcext:value-type="float">
            <text:p>0.0061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401910910579" calcext:value-type="float">
            <text:p>0.218401910910579</text:p>
          </table:table-cell>
          <table:table-cell office:value-type="float" office:value="0.006098688" calcext:value-type="float">
            <text:p>0.00609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246905356093" calcext:value-type="float">
            <text:p>0.214246905356093</text:p>
          </table:table-cell>
          <table:table-cell office:value-type="float" office:value="0.005945088" calcext:value-type="float">
            <text:p>0.005945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870993407722" calcext:value-type="float">
            <text:p>0.42870993407722</text:p>
          </table:table-cell>
          <table:table-cell office:value-type="float" office:value="0.004073472" calcext:value-type="float">
            <text:p>0.004073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8527370759105" calcext:value-type="float">
            <text:p>0.968527370759105</text:p>
          </table:table-cell>
          <table:table-cell office:value-type="float" office:value="0.00372608" calcext:value-type="float">
            <text:p>0.0037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077327525048" calcext:value-type="float">
            <text:p>0.89077327525048</text:p>
          </table:table-cell>
          <table:table-cell office:value-type="float" office:value="0.005765632" calcext:value-type="float">
            <text:p>0.00576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643895129003" calcext:value-type="float">
            <text:p>0.527643895129003</text:p>
          </table:table-cell>
          <table:table-cell office:value-type="float" office:value="0.005892096" calcext:value-type="float">
            <text:p>0.005892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0039963214599" calcext:value-type="float">
            <text:p>0.750039963214599</text:p>
          </table:table-cell>
          <table:table-cell office:value-type="float" office:value="0.006252032" calcext:value-type="float">
            <text:p>0.006252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510268166344" calcext:value-type="float">
            <text:p>0.90510268166344</text:p>
          </table:table-cell>
          <table:table-cell office:value-type="float" office:value="0.001991936" calcext:value-type="float">
            <text:p>0.00199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4148265826873" calcext:value-type="float">
            <text:p>0.294148265826873</text:p>
          </table:table-cell>
          <table:table-cell office:value-type="float" office:value="0.000756736" calcext:value-type="float">
            <text:p>0.000756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189612065337" calcext:value-type="float">
            <text:p>0.593189612065337</text:p>
          </table:table-cell>
          <table:table-cell office:value-type="float" office:value="0.014330112" calcext:value-type="float">
            <text:p>0.014330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066963360703" calcext:value-type="float">
            <text:p>0.962066963360703</text:p>
          </table:table-cell>
          <table:table-cell office:value-type="float" office:value="0.012564992" calcext:value-type="float">
            <text:p>0.01256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0718413498485" calcext:value-type="float">
            <text:p>0.470718413498485</text:p>
          </table:table-cell>
          <table:table-cell office:value-type="float" office:value="0.006052864" calcext:value-type="float">
            <text:p>0.00605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2339468436807" calcext:value-type="float">
            <text:p>0.672339468436807</text:p>
          </table:table-cell>
          <table:table-cell office:value-type="float" office:value="0.005971712" calcext:value-type="float">
            <text:p>0.005971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2572366668" calcext:value-type="float">
            <text:p>0.15872572366668</text:p>
          </table:table-cell>
          <table:table-cell office:value-type="float" office:value="0.00074112" calcext:value-type="float">
            <text:p>0.00074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81694189801785" calcext:value-type="float">
            <text:p>0.003816941898018</text:p>
          </table:table-cell>
          <table:table-cell office:value-type="float" office:value="0.008158976" calcext:value-type="float">
            <text:p>0.008158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911688160206" calcext:value-type="float">
            <text:p>0.37911688160206</text:p>
          </table:table-cell>
          <table:table-cell office:value-type="float" office:value="0.000723712" calcext:value-type="float">
            <text:p>0.00072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395594474703" calcext:value-type="float">
            <text:p>0.188395594474703</text:p>
          </table:table-cell>
          <table:table-cell office:value-type="float" office:value="0.006263552" calcext:value-type="float">
            <text:p>0.00626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456101508373" calcext:value-type="float">
            <text:p>0.104456101508373</text:p>
          </table:table-cell>
          <table:table-cell office:value-type="float" office:value="0.00631168" calcext:value-type="float">
            <text:p>0.00631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230847250934" calcext:value-type="float">
            <text:p>0.722230847250934</text:p>
          </table:table-cell>
          <table:table-cell office:value-type="float" office:value="0.006164992" calcext:value-type="float">
            <text:p>0.00616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4700574683958" calcext:value-type="float">
            <text:p>0.414700574683958</text:p>
          </table:table-cell>
          <table:table-cell office:value-type="float" office:value="0.006841344" calcext:value-type="float">
            <text:p>0.006841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028976684677" calcext:value-type="float">
            <text:p>0.500028976684677</text:p>
          </table:table-cell>
          <table:table-cell office:value-type="float" office:value="0.006839552" calcext:value-type="float">
            <text:p>0.00683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90059206242" calcext:value-type="float">
            <text:p>0.790890059206242</text:p>
          </table:table-cell>
          <table:table-cell office:value-type="float" office:value="0.00681472" calcext:value-type="float">
            <text:p>0.0068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643285531384" calcext:value-type="float">
            <text:p>0.338643285531384</text:p>
          </table:table-cell>
          <table:table-cell office:value-type="float" office:value="0.004801024" calcext:value-type="float">
            <text:p>0.00480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3683979871544" calcext:value-type="float">
            <text:p>0.773683979871544</text:p>
          </table:table-cell>
          <table:table-cell office:value-type="float" office:value="0.003915008" calcext:value-type="float">
            <text:p>0.00391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813222546025" calcext:value-type="float">
            <text:p>0.260813222546025</text:p>
          </table:table-cell>
          <table:table-cell office:value-type="float" office:value="0.00904064" calcext:value-type="float">
            <text:p>0.0090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6762543949" calcext:value-type="float">
            <text:p>0.0996762543949</text:p>
          </table:table-cell>
          <table:table-cell office:value-type="float" office:value="0.00592256" calcext:value-type="float">
            <text:p>0.00592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3188744785323" calcext:value-type="float">
            <text:p>0.082318874478532</text:p>
          </table:table-cell>
          <table:table-cell office:value-type="float" office:value="0.00683392" calcext:value-type="float">
            <text:p>0.00683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703025807004" calcext:value-type="float">
            <text:p>0.214703025807004</text:p>
          </table:table-cell>
          <table:table-cell office:value-type="float" office:value="0.000890624" calcext:value-type="float">
            <text:p>0.00089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3449674158305" calcext:value-type="float">
            <text:p>0.883449674158305</text:p>
          </table:table-cell>
          <table:table-cell office:value-type="float" office:value="0.000750848" calcext:value-type="float">
            <text:p>0.00075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087533918688" calcext:value-type="float">
            <text:p>0.315087533918688</text:p>
          </table:table-cell>
          <table:table-cell office:value-type="float" office:value="0.006643456" calcext:value-type="float">
            <text:p>0.00664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4876089904518" calcext:value-type="float">
            <text:p>0.954876089904518</text:p>
          </table:table-cell>
          <table:table-cell office:value-type="float" office:value="0.00457216" calcext:value-type="float">
            <text:p>0.00457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399870962161" calcext:value-type="float">
            <text:p>0.700399870962161</text:p>
          </table:table-cell>
          <table:table-cell office:value-type="float" office:value="0.006541568" calcext:value-type="float">
            <text:p>0.006541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589397456125" calcext:value-type="float">
            <text:p>0.440589397456125</text:p>
          </table:table-cell>
          <table:table-cell office:value-type="float" office:value="0.005632768" calcext:value-type="float">
            <text:p>0.00563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214569342436" calcext:value-type="float">
            <text:p>0.853214569342436</text:p>
          </table:table-cell>
          <table:table-cell office:value-type="float" office:value="0.000695552" calcext:value-type="float">
            <text:p>0.000695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738649940188" calcext:value-type="float">
            <text:p>0.400738649940188</text:p>
          </table:table-cell>
          <table:table-cell office:value-type="float" office:value="0.006065152" calcext:value-type="float">
            <text:p>0.00606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1495024485991" calcext:value-type="float">
            <text:p>0.060149502448599</text:p>
          </table:table-cell>
          <table:table-cell office:value-type="float" office:value="0.005823488" calcext:value-type="float">
            <text:p>0.00582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8773787053341" calcext:value-type="float">
            <text:p>0.768773787053341</text:p>
          </table:table-cell>
          <table:table-cell office:value-type="float" office:value="0.006587904" calcext:value-type="float">
            <text:p>0.006587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3132508822632" calcext:value-type="float">
            <text:p>0.533132508822632</text:p>
          </table:table-cell>
          <table:table-cell office:value-type="float" office:value="0.006478336" calcext:value-type="float">
            <text:p>0.006478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386689749091" calcext:value-type="float">
            <text:p>0.557386689749091</text:p>
          </table:table-cell>
          <table:table-cell office:value-type="float" office:value="0.005825792" calcext:value-type="float">
            <text:p>0.00582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0600603596683" calcext:value-type="float">
            <text:p>0.880600603596683</text:p>
          </table:table-cell>
          <table:table-cell office:value-type="float" office:value="0.005672448" calcext:value-type="float">
            <text:p>0.00567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6159801046008" calcext:value-type="float">
            <text:p>0.030615980104601</text:p>
          </table:table-cell>
          <table:table-cell office:value-type="float" office:value="0.005579264" calcext:value-type="float">
            <text:p>0.005579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623813128294" calcext:value-type="float">
            <text:p>0.492623813128294</text:p>
          </table:table-cell>
          <table:table-cell office:value-type="float" office:value="0.005484288" calcext:value-type="float">
            <text:p>0.00548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1498373432867" calcext:value-type="float">
            <text:p>0.351498373432867</text:p>
          </table:table-cell>
          <table:table-cell office:value-type="float" office:value="0.004741376" calcext:value-type="float">
            <text:p>0.004741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4206176846724" calcext:value-type="float">
            <text:p>0.043420617684673</text:p>
          </table:table-cell>
          <table:table-cell office:value-type="float" office:value="0.003917312" calcext:value-type="float">
            <text:p>0.003917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621738012187" calcext:value-type="float">
            <text:p>0.684621738012187</text:p>
          </table:table-cell>
          <table:table-cell office:value-type="float" office:value="0.00890624" calcext:value-type="float">
            <text:p>0.0089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3821631044681" calcext:value-type="float">
            <text:p>0.973821631044681</text:p>
          </table:table-cell>
          <table:table-cell office:value-type="float" office:value="0.006264064" calcext:value-type="float">
            <text:p>0.00626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79058600724" calcext:value-type="float">
            <text:p>0.56379058600724</text:p>
          </table:table-cell>
          <table:table-cell office:value-type="float" office:value="0.002660096" calcext:value-type="float">
            <text:p>0.00266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9532177409014" calcext:value-type="float">
            <text:p>0.269532177409014</text:p>
          </table:table-cell>
          <table:table-cell office:value-type="float" office:value="0.008532224" calcext:value-type="float">
            <text:p>0.008532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8695803735847" calcext:value-type="float">
            <text:p>0.358695803735847</text:p>
          </table:table-cell>
          <table:table-cell office:value-type="float" office:value="0.008261888" calcext:value-type="float">
            <text:p>0.00826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770400643599" calcext:value-type="float">
            <text:p>0.111770400643599</text:p>
          </table:table-cell>
          <table:table-cell office:value-type="float" office:value="0.002493184" calcext:value-type="float">
            <text:p>0.00249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559786101409" calcext:value-type="float">
            <text:p>0.598559786101409</text:p>
          </table:table-cell>
          <table:table-cell office:value-type="float" office:value="0.000631552" calcext:value-type="float">
            <text:p>0.000631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8540677648656" calcext:value-type="float">
            <text:p>0.308540677648656</text:p>
          </table:table-cell>
          <table:table-cell office:value-type="float" office:value="0.006068992" calcext:value-type="float">
            <text:p>0.006068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4041725189045" calcext:value-type="float">
            <text:p>0.374041725189045</text:p>
          </table:table-cell>
          <table:table-cell office:value-type="float" office:value="0.014614784" calcext:value-type="float">
            <text:p>0.01461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8076758467147" calcext:value-type="float">
            <text:p>0.488076758467147</text:p>
          </table:table-cell>
          <table:table-cell office:value-type="float" office:value="0.009131264" calcext:value-type="float">
            <text:p>0.009131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692007337238" calcext:value-type="float">
            <text:p>0.84692007337238</text:p>
          </table:table-cell>
          <table:table-cell office:value-type="float" office:value="0.007839744" calcext:value-type="float">
            <text:p>0.007839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537515458129" calcext:value-type="float">
            <text:p>0.957537515458129</text:p>
          </table:table-cell>
          <table:table-cell office:value-type="float" office:value="0.00626944" calcext:value-type="float">
            <text:p>0.00626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7277722910454" calcext:value-type="float">
            <text:p>0.397277722910454</text:p>
          </table:table-cell>
          <table:table-cell office:value-type="float" office:value="0.005605888" calcext:value-type="float">
            <text:p>0.00560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350433883717" calcext:value-type="float">
            <text:p>0.204350433883717</text:p>
          </table:table-cell>
          <table:table-cell office:value-type="float" office:value="0.005481728" calcext:value-type="float">
            <text:p>0.005481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9244745888599" calcext:value-type="float">
            <text:p>0.549244745888599</text:p>
          </table:table-cell>
          <table:table-cell office:value-type="float" office:value="0.008015104" calcext:value-type="float">
            <text:p>0.008015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9634666905302" calcext:value-type="float">
            <text:p>0.479634666905302</text:p>
          </table:table-cell>
          <table:table-cell office:value-type="float" office:value="0.006182144" calcext:value-type="float">
            <text:p>0.006182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579884955044" calcext:value-type="float">
            <text:p>0.587579884955044</text:p>
          </table:table-cell>
          <table:table-cell office:value-type="float" office:value="0.006106624" calcext:value-type="float">
            <text:p>0.006106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6334305794352" calcext:value-type="float">
            <text:p>0.896334305794352</text:p>
          </table:table-cell>
          <table:table-cell office:value-type="float" office:value="0.006034688" calcext:value-type="float">
            <text:p>0.00603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130008091366" calcext:value-type="float">
            <text:p>0.746130008091366</text:p>
          </table:table-cell>
          <table:table-cell office:value-type="float" office:value="0.005347584" calcext:value-type="float">
            <text:p>0.00534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772473458577" calcext:value-type="float">
            <text:p>0.375772473458577</text:p>
          </table:table-cell>
          <table:table-cell office:value-type="float" office:value="0.00502272" calcext:value-type="float">
            <text:p>0.00502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253262492814" calcext:value-type="float">
            <text:p>0.736253262492814</text:p>
          </table:table-cell>
          <table:table-cell office:value-type="float" office:value="0.00957312" calcext:value-type="float">
            <text:p>0.00957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1626702124339" calcext:value-type="float">
            <text:p>0.881626702124339</text:p>
          </table:table-cell>
          <table:table-cell office:value-type="float" office:value="0.006811904" calcext:value-type="float">
            <text:p>0.006811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3968594259434" calcext:value-type="float">
            <text:p>0.823968594259434</text:p>
          </table:table-cell>
          <table:table-cell office:value-type="float" office:value="0.002911488" calcext:value-type="float">
            <text:p>0.002911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4213448740251" calcext:value-type="float">
            <text:p>0.464213448740251</text:p>
          </table:table-cell>
          <table:table-cell office:value-type="float" office:value="0.008366592" calcext:value-type="float">
            <text:p>0.008366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6821204143082" calcext:value-type="float">
            <text:p>0.446821204143082</text:p>
          </table:table-cell>
          <table:table-cell office:value-type="float" office:value="0.009927424" calcext:value-type="float">
            <text:p>0.009927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258351682344" calcext:value-type="float">
            <text:p>0.722258351682344</text:p>
          </table:table-cell>
          <table:table-cell office:value-type="float" office:value="0.005210368" calcext:value-type="float">
            <text:p>0.005210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702683520871" calcext:value-type="float">
            <text:p>0.695702683520871</text:p>
          </table:table-cell>
          <table:table-cell office:value-type="float" office:value="0.002944768" calcext:value-type="float">
            <text:p>0.00294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424424163877" calcext:value-type="float">
            <text:p>0.739424424163877</text:p>
          </table:table-cell>
          <table:table-cell office:value-type="float" office:value="0.006018048" calcext:value-type="float">
            <text:p>0.00601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260948089905" calcext:value-type="float">
            <text:p>0.33260948089905</text:p>
          </table:table-cell>
          <table:table-cell office:value-type="float" office:value="0.005855488" calcext:value-type="float">
            <text:p>0.00585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343109865078" calcext:value-type="float">
            <text:p>0.40343109865078</text:p>
          </table:table-cell>
          <table:table-cell office:value-type="float" office:value="0.001920512" calcext:value-type="float">
            <text:p>0.00192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668045179375" calcext:value-type="float">
            <text:p>0.490668045179375</text:p>
          </table:table-cell>
          <table:table-cell office:value-type="float" office:value="0.007665664" calcext:value-type="float">
            <text:p>0.00766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664215957087" calcext:value-type="float">
            <text:p>0.547664215957087</text:p>
          </table:table-cell>
          <table:table-cell office:value-type="float" office:value="0.000530432" calcext:value-type="float">
            <text:p>0.000530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246249631761" calcext:value-type="float">
            <text:p>0.675246249631761</text:p>
          </table:table-cell>
          <table:table-cell office:value-type="float" office:value="0.005772544" calcext:value-type="float">
            <text:p>0.005772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633857663674" calcext:value-type="float">
            <text:p>0.824633857663674</text:p>
          </table:table-cell>
          <table:table-cell office:value-type="float" office:value="0.005691904" calcext:value-type="float">
            <text:p>0.005691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2971876751436" calcext:value-type="float">
            <text:p>0.822971876751436</text:p>
          </table:table-cell>
          <table:table-cell office:value-type="float" office:value="0.002713856" calcext:value-type="float">
            <text:p>0.00271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512812798557" calcext:value-type="float">
            <text:p>0.996512812798557</text:p>
          </table:table-cell>
          <table:table-cell office:value-type="float" office:value="0.00637312" calcext:value-type="float">
            <text:p>0.00637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9772864793768" calcext:value-type="float">
            <text:p>0.959772864793768</text:p>
          </table:table-cell>
          <table:table-cell office:value-type="float" office:value="0.006217216" calcext:value-type="float">
            <text:p>0.006217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0232278619" calcext:value-type="float">
            <text:p>0.2110232278619</text:p>
          </table:table-cell>
          <table:table-cell office:value-type="float" office:value="0.006101504" calcext:value-type="float">
            <text:p>0.006101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24109958734565" calcext:value-type="float">
            <text:p>0.008241099587346</text:p>
          </table:table-cell>
          <table:table-cell office:value-type="float" office:value="0.0060096" calcext:value-type="float">
            <text:p>0.006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84765869617" calcext:value-type="float">
            <text:p>0.785784765869617</text:p>
          </table:table-cell>
          <table:table-cell office:value-type="float" office:value="0.005927168" calcext:value-type="float">
            <text:p>0.005927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431600479582" calcext:value-type="float">
            <text:p>0.739431600479582</text:p>
          </table:table-cell>
          <table:table-cell office:value-type="float" office:value="0.006107392" calcext:value-type="float">
            <text:p>0.00610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032308878298" calcext:value-type="float">
            <text:p>0.141032308878298</text:p>
          </table:table-cell>
          <table:table-cell office:value-type="float" office:value="0.00640512" calcext:value-type="float">
            <text:p>0.0064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916510188272" calcext:value-type="float">
            <text:p>0.155916510188272</text:p>
          </table:table-cell>
          <table:table-cell office:value-type="float" office:value="0.002593536" calcext:value-type="float">
            <text:p>0.00259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304882658897" calcext:value-type="float">
            <text:p>0.642304882658897</text:p>
          </table:table-cell>
          <table:table-cell office:value-type="float" office:value="0.006719744" calcext:value-type="float">
            <text:p>0.006719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517418900104" calcext:value-type="float">
            <text:p>0.997517418900104</text:p>
          </table:table-cell>
          <table:table-cell office:value-type="float" office:value="0.00344832" calcext:value-type="float">
            <text:p>0.0034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6323417429" calcext:value-type="float">
            <text:p>0.1796323417429</text:p>
          </table:table-cell>
          <table:table-cell office:value-type="float" office:value="0.000835328" calcext:value-type="float">
            <text:p>0.000835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547247475736" calcext:value-type="float">
            <text:p>0.832547247475736</text:p>
          </table:table-cell>
          <table:table-cell office:value-type="float" office:value="0.003711232" calcext:value-type="float">
            <text:p>0.003711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450539400435" calcext:value-type="float">
            <text:p>0.166450539400435</text:p>
          </table:table-cell>
          <table:table-cell office:value-type="float" office:value="0.010366976" calcext:value-type="float">
            <text:p>0.010366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7662277634816" calcext:value-type="float">
            <text:p>0.967662277634816</text:p>
          </table:table-cell>
          <table:table-cell office:value-type="float" office:value="0.00599808" calcext:value-type="float">
            <text:p>0.00599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1681310868508" calcext:value-type="float">
            <text:p>0.821681310868508</text:p>
          </table:table-cell>
          <table:table-cell office:value-type="float" office:value="0.008485888" calcext:value-type="float">
            <text:p>0.00848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0044048683925" calcext:value-type="float">
            <text:p>0.070004404868393</text:p>
          </table:table-cell>
          <table:table-cell office:value-type="float" office:value="0.008939776" calcext:value-type="float">
            <text:p>0.008939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398014294191" calcext:value-type="float">
            <text:p>0.198398014294191</text:p>
          </table:table-cell>
          <table:table-cell office:value-type="float" office:value="0.00072064" calcext:value-type="float">
            <text:p>0.0007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442808181457" calcext:value-type="float">
            <text:p>0.235442808181457</text:p>
          </table:table-cell>
          <table:table-cell office:value-type="float" office:value="0.009252608" calcext:value-type="float">
            <text:p>0.00925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175846189044" calcext:value-type="float">
            <text:p>0.476175846189044</text:p>
          </table:table-cell>
          <table:table-cell office:value-type="float" office:value="0.005932032" calcext:value-type="float">
            <text:p>0.005932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474332827208" calcext:value-type="float">
            <text:p>0.283474332827208</text:p>
          </table:table-cell>
          <table:table-cell office:value-type="float" office:value="0.012480768" calcext:value-type="float">
            <text:p>0.01248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209284154601" calcext:value-type="float">
            <text:p>0.553209284154601</text:p>
          </table:table-cell>
          <table:table-cell office:value-type="float" office:value="0.007183616" calcext:value-type="float">
            <text:p>0.00718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3670768117603" calcext:value-type="float">
            <text:p>0.943670768117603</text:p>
          </table:table-cell>
          <table:table-cell office:value-type="float" office:value="0.007064576" calcext:value-type="float">
            <text:p>0.007064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751068904029" calcext:value-type="float">
            <text:p>0.539751068904029</text:p>
          </table:table-cell>
          <table:table-cell office:value-type="float" office:value="0.00696192" calcext:value-type="float">
            <text:p>0.00696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5589617498113" calcext:value-type="float">
            <text:p>0.495589617498113</text:p>
          </table:table-cell>
          <table:table-cell office:value-type="float" office:value="0.006865664" calcext:value-type="float">
            <text:p>0.00686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5023183276297" calcext:value-type="float">
            <text:p>0.415023183276297</text:p>
          </table:table-cell>
          <table:table-cell office:value-type="float" office:value="0.006398976" calcext:value-type="float">
            <text:p>0.006398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4671623479409" calcext:value-type="float">
            <text:p>0.384671623479409</text:p>
          </table:table-cell>
          <table:table-cell office:value-type="float" office:value="0.008013312" calcext:value-type="float">
            <text:p>0.00801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423985063445" calcext:value-type="float">
            <text:p>0.746423985063445</text:p>
          </table:table-cell>
          <table:table-cell office:value-type="float" office:value="0.008248832" calcext:value-type="float">
            <text:p>0.008248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9299666658028" calcext:value-type="float">
            <text:p>0.369299666658028</text:p>
          </table:table-cell>
          <table:table-cell office:value-type="float" office:value="0.014037248" calcext:value-type="float">
            <text:p>0.014037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2848696598307" calcext:value-type="float">
            <text:p>0.050284869659831</text:p>
          </table:table-cell>
          <table:table-cell office:value-type="float" office:value="0.004493056" calcext:value-type="float">
            <text:p>0.00449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677052911801" calcext:value-type="float">
            <text:p>0.35677052911801</text:p>
          </table:table-cell>
          <table:table-cell office:value-type="float" office:value="0.001532928" calcext:value-type="float">
            <text:p>0.001532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7918813644475" calcext:value-type="float">
            <text:p>0.032791881364448</text:p>
          </table:table-cell>
          <table:table-cell office:value-type="float" office:value="0.007118336" calcext:value-type="float">
            <text:p>0.007118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9000970346018" calcext:value-type="float">
            <text:p>0.509000970346018</text:p>
          </table:table-cell>
          <table:table-cell office:value-type="float" office:value="0.00612992" calcext:value-type="float">
            <text:p>0.0061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8979957239445" calcext:value-type="float">
            <text:p>0.818979957239445</text:p>
          </table:table-cell>
          <table:table-cell office:value-type="float" office:value="0.00560896" calcext:value-type="float">
            <text:p>0.00560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895758696737" calcext:value-type="float">
            <text:p>0.620895758696737</text:p>
          </table:table-cell>
          <table:table-cell office:value-type="float" office:value="0.006144768" calcext:value-type="float">
            <text:p>0.00614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1448957495306" calcext:value-type="float">
            <text:p>0.891448957495306</text:p>
          </table:table-cell>
          <table:table-cell office:value-type="float" office:value="0.006019584" calcext:value-type="float">
            <text:p>0.006019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5633978873407" calcext:value-type="float">
            <text:p>0.080563397887341</text:p>
          </table:table-cell>
          <table:table-cell office:value-type="float" office:value="0.00721024" calcext:value-type="float">
            <text:p>0.0072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89817367065" calcext:value-type="float">
            <text:p>0.68889817367065</text:p>
          </table:table-cell>
          <table:table-cell office:value-type="float" office:value="0.006989824" calcext:value-type="float">
            <text:p>0.00698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0059850517884" calcext:value-type="float">
            <text:p>0.870059850517884</text:p>
          </table:table-cell>
          <table:table-cell office:value-type="float" office:value="0.009032192" calcext:value-type="float">
            <text:p>0.009032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2367364885846" calcext:value-type="float">
            <text:p>0.522367364885846</text:p>
          </table:table-cell>
          <table:table-cell office:value-type="float" office:value="0.008919552" calcext:value-type="float">
            <text:p>0.00891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855172628504" calcext:value-type="float">
            <text:p>0.658855172628504</text:p>
          </table:table-cell>
          <table:table-cell office:value-type="float" office:value="0.008824832" calcext:value-type="float">
            <text:p>0.00882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108837568439" calcext:value-type="float">
            <text:p>0.306108837568439</text:p>
          </table:table-cell>
          <table:table-cell office:value-type="float" office:value="0.006102016" calcext:value-type="float">
            <text:p>0.006102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83360363694" calcext:value-type="float">
            <text:p>0.55383360363694</text:p>
          </table:table-cell>
          <table:table-cell office:value-type="float" office:value="0.006019328" calcext:value-type="float">
            <text:p>0.006019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907454132037" calcext:value-type="float">
            <text:p>0.631907454132037</text:p>
          </table:table-cell>
          <table:table-cell office:value-type="float" office:value="0.0059264" calcext:value-type="float">
            <text:p>0.0059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1132385311161" calcext:value-type="float">
            <text:p>0.731132385311161</text:p>
          </table:table-cell>
          <table:table-cell office:value-type="float" office:value="0.00573184" calcext:value-type="float">
            <text:p>0.0057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3499117336754" calcext:value-type="float">
            <text:p>0.036349911733676</text:p>
          </table:table-cell>
          <table:table-cell office:value-type="float" office:value="0.005222144" calcext:value-type="float">
            <text:p>0.005222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406941048583" calcext:value-type="float">
            <text:p>0.44406941048583</text:p>
          </table:table-cell>
          <table:table-cell office:value-type="float" office:value="0.008914176" calcext:value-type="float">
            <text:p>0.008914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8756481965697" calcext:value-type="float">
            <text:p>0.748756481965697</text:p>
          </table:table-cell>
          <table:table-cell office:value-type="float" office:value="0.006724864" calcext:value-type="float">
            <text:p>0.006724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2893626608543" calcext:value-type="float">
            <text:p>0.522893626608543</text:p>
          </table:table-cell>
          <table:table-cell office:value-type="float" office:value="0.011583744" calcext:value-type="float">
            <text:p>0.01158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9050870102018" calcext:value-type="float">
            <text:p>0.299050870102018</text:p>
          </table:table-cell>
          <table:table-cell office:value-type="float" office:value="0.001875712" calcext:value-type="float">
            <text:p>0.00187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791763394759" calcext:value-type="float">
            <text:p>0.290791763394759</text:p>
          </table:table-cell>
          <table:table-cell office:value-type="float" office:value="0.005826816" calcext:value-type="float">
            <text:p>0.005826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519718239783" calcext:value-type="float">
            <text:p>0.327519718239783</text:p>
          </table:table-cell>
          <table:table-cell office:value-type="float" office:value="0.003009536" calcext:value-type="float">
            <text:p>0.003009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7252079006348" calcext:value-type="float">
            <text:p>0.737252079006348</text:p>
          </table:table-cell>
          <table:table-cell office:value-type="float" office:value="0.001730048" calcext:value-type="float">
            <text:p>0.001730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535689803963" calcext:value-type="float">
            <text:p>0.51535689803963</text:p>
          </table:table-cell>
          <table:table-cell office:value-type="float" office:value="0.009200384" calcext:value-type="float">
            <text:p>0.009200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0008106602243" calcext:value-type="float">
            <text:p>0.044000810660224</text:p>
          </table:table-cell>
          <table:table-cell office:value-type="float" office:value="0.009415424" calcext:value-type="float">
            <text:p>0.00941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1302099560475" calcext:value-type="float">
            <text:p>0.711302099560475</text:p>
          </table:table-cell>
          <table:table-cell office:value-type="float" office:value="0.009289472" calcext:value-type="float">
            <text:p>0.00928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7076443241488" calcext:value-type="float">
            <text:p>0.042707644324149</text:p>
          </table:table-cell>
          <table:table-cell office:value-type="float" office:value="0.005831168" calcext:value-type="float">
            <text:p>0.005831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876022712336" calcext:value-type="float">
            <text:p>0.35876022712336</text:p>
          </table:table-cell>
          <table:table-cell office:value-type="float" office:value="0.011345664" calcext:value-type="float">
            <text:p>0.01134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574194907541" calcext:value-type="float">
            <text:p>0.301574194907541</text:p>
          </table:table-cell>
          <table:table-cell office:value-type="float" office:value="0.00574592" calcext:value-type="float">
            <text:p>0.00574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7036855343277" calcext:value-type="float">
            <text:p>0.707036855343277</text:p>
          </table:table-cell>
          <table:table-cell office:value-type="float" office:value="0.00532864" calcext:value-type="float">
            <text:p>0.0053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242023322949" calcext:value-type="float">
            <text:p>0.668242023322949</text:p>
          </table:table-cell>
          <table:table-cell office:value-type="float" office:value="0.005149952" calcext:value-type="float">
            <text:p>0.005149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4660581153378" calcext:value-type="float">
            <text:p>0.029466058115338</text:p>
          </table:table-cell>
          <table:table-cell office:value-type="float" office:value="0.007087872" calcext:value-type="float">
            <text:p>0.007087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1091939275256" calcext:value-type="float">
            <text:p>0.761091939275256</text:p>
          </table:table-cell>
          <table:table-cell office:value-type="float" office:value="0.007029248" calcext:value-type="float">
            <text:p>0.007029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6892443094325" calcext:value-type="float">
            <text:p>0.536892443094325</text:p>
          </table:table-cell>
          <table:table-cell office:value-type="float" office:value="0.006889984" calcext:value-type="float">
            <text:p>0.00688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7866371245349" calcext:value-type="float">
            <text:p>0.089786637124535</text:p>
          </table:table-cell>
          <table:table-cell office:value-type="float" office:value="0.006756864" calcext:value-type="float">
            <text:p>0.006756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8200421614777" calcext:value-type="float">
            <text:p>0.948200421614777</text:p>
          </table:table-cell>
          <table:table-cell office:value-type="float" office:value="0.006584832" calcext:value-type="float">
            <text:p>0.00658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9779740309067" calcext:value-type="float">
            <text:p>0.949779740309067</text:p>
          </table:table-cell>
          <table:table-cell office:value-type="float" office:value="0.008622848" calcext:value-type="float">
            <text:p>0.008622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270938012727" calcext:value-type="float">
            <text:p>0.648270938012727</text:p>
          </table:table-cell>
          <table:table-cell office:value-type="float" office:value="0.006143744" calcext:value-type="float">
            <text:p>0.00614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4431317757585" calcext:value-type="float">
            <text:p>0.026443131775759</text:p>
          </table:table-cell>
          <table:table-cell office:value-type="float" office:value="0.003729664" calcext:value-type="float">
            <text:p>0.003729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205415553824" calcext:value-type="float">
            <text:p>0.477205415553824</text:p>
          </table:table-cell>
          <table:table-cell office:value-type="float" office:value="0.006929664" calcext:value-type="float">
            <text:p>0.006929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43537371237146" calcext:value-type="float">
            <text:p>0.000443537371237</text:p>
          </table:table-cell>
          <table:table-cell office:value-type="float" office:value="0.004460288" calcext:value-type="float">
            <text:p>0.004460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435893024423" calcext:value-type="float">
            <text:p>0.939435893024423</text:p>
          </table:table-cell>
          <table:table-cell office:value-type="float" office:value="0.00064256" calcext:value-type="float">
            <text:p>0.00064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968417413274" calcext:value-type="float">
            <text:p>0.824968417413274</text:p>
          </table:table-cell>
          <table:table-cell office:value-type="float" office:value="0.000516352" calcext:value-type="float">
            <text:p>0.000516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4452156954598" calcext:value-type="float">
            <text:p>0.984452156954598</text:p>
          </table:table-cell>
          <table:table-cell office:value-type="float" office:value="0.007283712" calcext:value-type="float">
            <text:p>0.00728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635438886163" calcext:value-type="float">
            <text:p>0.189635438886163</text:p>
          </table:table-cell>
          <table:table-cell office:value-type="float" office:value="0.006034432" calcext:value-type="float">
            <text:p>0.00603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9239363241452" calcext:value-type="float">
            <text:p>0.389239363241452</text:p>
          </table:table-cell>
          <table:table-cell office:value-type="float" office:value="0.005942272" calcext:value-type="float">
            <text:p>0.005942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0596016276622" calcext:value-type="float">
            <text:p>0.480596016276622</text:p>
          </table:table-cell>
          <table:table-cell office:value-type="float" office:value="0.005847296" calcext:value-type="float">
            <text:p>0.005847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499618328281" calcext:value-type="float">
            <text:p>0.802499618328281</text:p>
          </table:table-cell>
          <table:table-cell office:value-type="float" office:value="0.005863424" calcext:value-type="float">
            <text:p>0.00586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6581509940084" calcext:value-type="float">
            <text:p>0.011658150994008</text:p>
          </table:table-cell>
          <table:table-cell office:value-type="float" office:value="0.008303872" calcext:value-type="float">
            <text:p>0.00830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9263456156801" calcext:value-type="float">
            <text:p>0.329263456156801</text:p>
          </table:table-cell>
          <table:table-cell office:value-type="float" office:value="0.008269824" calcext:value-type="float">
            <text:p>0.00826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824896762644" calcext:value-type="float">
            <text:p>0.223824896762644</text:p>
          </table:table-cell>
          <table:table-cell office:value-type="float" office:value="0.008243712" calcext:value-type="float">
            <text:p>0.008243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9462017990691" calcext:value-type="float">
            <text:p>0.339462017990691</text:p>
          </table:table-cell>
          <table:table-cell office:value-type="float" office:value="0.001195776" calcext:value-type="float">
            <text:p>0.001195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40545865993" calcext:value-type="float">
            <text:p>0.5640545865993</text:p>
          </table:table-cell>
          <table:table-cell office:value-type="float" office:value="0.000973312" calcext:value-type="float">
            <text:p>0.00097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6447390845498" calcext:value-type="float">
            <text:p>0.956447390845498</text:p>
          </table:table-cell>
          <table:table-cell office:value-type="float" office:value="0.007295232" calcext:value-type="float">
            <text:p>0.007295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754900286384" calcext:value-type="float">
            <text:p>0.606754900286384</text:p>
          </table:table-cell>
          <table:table-cell office:value-type="float" office:value="0.006977536" calcext:value-type="float">
            <text:p>0.006977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9411557508684" calcext:value-type="float">
            <text:p>0.339411557508684</text:p>
          </table:table-cell>
          <table:table-cell office:value-type="float" office:value="0.00684928" calcext:value-type="float">
            <text:p>0.00684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5555327751259" calcext:value-type="float">
            <text:p>0.935555327751259</text:p>
          </table:table-cell>
          <table:table-cell office:value-type="float" office:value="0.006016512" calcext:value-type="float">
            <text:p>0.006016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9436003154537" calcext:value-type="float">
            <text:p>0.063943600315454</text:p>
          </table:table-cell>
          <table:table-cell office:value-type="float" office:value="0.005850624" calcext:value-type="float">
            <text:p>0.00585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0161654048458" calcext:value-type="float">
            <text:p>0.940161654048458</text:p>
          </table:table-cell>
          <table:table-cell office:value-type="float" office:value="0.004243456" calcext:value-type="float">
            <text:p>0.00424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14171872435" calcext:value-type="float">
            <text:p>0.2614171872435</text:p>
          </table:table-cell>
          <table:table-cell office:value-type="float" office:value="0.011377664" calcext:value-type="float">
            <text:p>0.011377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874040134925" calcext:value-type="float">
            <text:p>0.781874040134925</text:p>
          </table:table-cell>
          <table:table-cell office:value-type="float" office:value="0.014862592" calcext:value-type="float">
            <text:p>0.014862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9926581945369" calcext:value-type="float">
            <text:p>0.349926581945369</text:p>
          </table:table-cell>
          <table:table-cell office:value-type="float" office:value="0.007476736" calcext:value-type="float">
            <text:p>0.007476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681130995349" calcext:value-type="float">
            <text:p>0.582681130995349</text:p>
          </table:table-cell>
          <table:table-cell office:value-type="float" office:value="0.006144768" calcext:value-type="float">
            <text:p>0.00614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6350422921365" calcext:value-type="float">
            <text:p>0.156350422921365</text:p>
          </table:table-cell>
          <table:table-cell office:value-type="float" office:value="0.005961472" calcext:value-type="float">
            <text:p>0.0059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76495905492" calcext:value-type="float">
            <text:p>0.49776495905492</text:p>
          </table:table-cell>
          <table:table-cell office:value-type="float" office:value="0.006924288" calcext:value-type="float">
            <text:p>0.00692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614144875198" calcext:value-type="float">
            <text:p>0.497614144875198</text:p>
          </table:table-cell>
          <table:table-cell office:value-type="float" office:value="0.007220736" calcext:value-type="float">
            <text:p>0.007220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198853373745" calcext:value-type="float">
            <text:p>0.229198853373745</text:p>
          </table:table-cell>
          <table:table-cell office:value-type="float" office:value="0.0077056" calcext:value-type="float">
            <text:p>0.007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114069197639" calcext:value-type="float">
            <text:p>0.547114069197639</text:p>
          </table:table-cell>
          <table:table-cell office:value-type="float" office:value="0.006800896" calcext:value-type="float">
            <text:p>0.006800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8735513443894" calcext:value-type="float">
            <text:p>0.308735513443894</text:p>
          </table:table-cell>
          <table:table-cell office:value-type="float" office:value="0.007286784" calcext:value-type="float">
            <text:p>0.007286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773009657433" calcext:value-type="float">
            <text:p>0.561773009657433</text:p>
          </table:table-cell>
          <table:table-cell office:value-type="float" office:value="0.007351296" calcext:value-type="float">
            <text:p>0.00735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174415675868" calcext:value-type="float">
            <text:p>0.631174415675868</text:p>
          </table:table-cell>
          <table:table-cell office:value-type="float" office:value="0.007305984" calcext:value-type="float">
            <text:p>0.007305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1310912293621" calcext:value-type="float">
            <text:p>0.491310912293621</text:p>
          </table:table-cell>
          <table:table-cell office:value-type="float" office:value="0.00180096" calcext:value-type="float">
            <text:p>0.0018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764896635017" calcext:value-type="float">
            <text:p>0.577764896635017</text:p>
          </table:table-cell>
          <table:table-cell office:value-type="float" office:value="0.01037312" calcext:value-type="float">
            <text:p>0.01037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6368674640262" calcext:value-type="float">
            <text:p>0.070636867464026</text:p>
          </table:table-cell>
          <table:table-cell office:value-type="float" office:value="0.009449984" calcext:value-type="float">
            <text:p>0.00944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4022052451883" calcext:value-type="float">
            <text:p>0.274022052451883</text:p>
          </table:table-cell>
          <table:table-cell office:value-type="float" office:value="0.0087936" calcext:value-type="float">
            <text:p>0.0087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700875161758" calcext:value-type="float">
            <text:p>0.839700875161758</text:p>
          </table:table-cell>
          <table:table-cell office:value-type="float" office:value="0.008538624" calcext:value-type="float">
            <text:p>0.008538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516594141567" calcext:value-type="float">
            <text:p>0.490516594141567</text:p>
          </table:table-cell>
          <table:table-cell office:value-type="float" office:value="0.015727616" calcext:value-type="float">
            <text:p>0.015727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7215075839379" calcext:value-type="float">
            <text:p>0.022721507583938</text:p>
          </table:table-cell>
          <table:table-cell office:value-type="float" office:value="0.005867776" calcext:value-type="float">
            <text:p>0.005867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190922489462" calcext:value-type="float">
            <text:p>0.170190922489462</text:p>
          </table:table-cell>
          <table:table-cell office:value-type="float" office:value="0.00430592" calcext:value-type="float">
            <text:p>0.00430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820766212047" calcext:value-type="float">
            <text:p>0.648820766212047</text:p>
          </table:table-cell>
          <table:table-cell office:value-type="float" office:value="0.012071424" calcext:value-type="float">
            <text:p>0.012071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7788480798651" calcext:value-type="float">
            <text:p>0.967788480798651</text:p>
          </table:table-cell>
          <table:table-cell office:value-type="float" office:value="0.014064896" calcext:value-type="float">
            <text:p>0.01406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6295446104077" calcext:value-type="float">
            <text:p>0.010629544610408</text:p>
          </table:table-cell>
          <table:table-cell office:value-type="float" office:value="0.006850816" calcext:value-type="float">
            <text:p>0.006850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624159189667" calcext:value-type="float">
            <text:p>0.803624159189667</text:p>
          </table:table-cell>
          <table:table-cell office:value-type="float" office:value="0.006015232" calcext:value-type="float">
            <text:p>0.006015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385915939491" calcext:value-type="float">
            <text:p>0.115385915939491</text:p>
          </table:table-cell>
          <table:table-cell office:value-type="float" office:value="0.00581888" calcext:value-type="float">
            <text:p>0.0058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496734417045" calcext:value-type="float">
            <text:p>0.30496734417045</text:p>
          </table:table-cell>
          <table:table-cell office:value-type="float" office:value="0.005794304" calcext:value-type="float">
            <text:p>0.005794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843347816363" calcext:value-type="float">
            <text:p>0.686843347816363</text:p>
          </table:table-cell>
          <table:table-cell office:value-type="float" office:value="0.01107584" calcext:value-type="float">
            <text:p>0.0110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9518811133819" calcext:value-type="float">
            <text:p>0.479518811133819</text:p>
          </table:table-cell>
          <table:table-cell office:value-type="float" office:value="0.006015488" calcext:value-type="float">
            <text:p>0.00601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2284704128919" calcext:value-type="float">
            <text:p>0.402284704128919</text:p>
          </table:table-cell>
          <table:table-cell office:value-type="float" office:value="0.005554432" calcext:value-type="float">
            <text:p>0.00555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1832680598686" calcext:value-type="float">
            <text:p>0.751832680598686</text:p>
          </table:table-cell>
          <table:table-cell office:value-type="float" office:value="0.00658048" calcext:value-type="float">
            <text:p>0.0065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6242616900226" calcext:value-type="float">
            <text:p>0.936242616900226</text:p>
          </table:table-cell>
          <table:table-cell office:value-type="float" office:value="0.00646272" calcext:value-type="float">
            <text:p>0.00646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3612557534369" calcext:value-type="float">
            <text:p>0.423612557534369</text:p>
          </table:table-cell>
          <table:table-cell office:value-type="float" office:value="0.006355712" calcext:value-type="float">
            <text:p>0.00635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913006563038" calcext:value-type="float">
            <text:p>0.632913006563038</text:p>
          </table:table-cell>
          <table:table-cell office:value-type="float" office:value="0.002213632" calcext:value-type="float">
            <text:p>0.00221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8315178589282" calcext:value-type="float">
            <text:p>0.648315178589282</text:p>
          </table:table-cell>
          <table:table-cell office:value-type="float" office:value="0.001762304" calcext:value-type="float">
            <text:p>0.001762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122840100065" calcext:value-type="float">
            <text:p>0.231122840100065</text:p>
          </table:table-cell>
          <table:table-cell office:value-type="float" office:value="0.000644096" calcext:value-type="float">
            <text:p>0.00064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6129972224563" calcext:value-type="float">
            <text:p>0.046612997222456</text:p>
          </table:table-cell>
          <table:table-cell office:value-type="float" office:value="0.005874688" calcext:value-type="float">
            <text:p>0.00587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700807341875" calcext:value-type="float">
            <text:p>0.577700807341875</text:p>
          </table:table-cell>
          <table:table-cell office:value-type="float" office:value="0.005769472" calcext:value-type="float">
            <text:p>0.00576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63433774764" calcext:value-type="float">
            <text:p>0.795163433774764</text:p>
          </table:table-cell>
          <table:table-cell office:value-type="float" office:value="0.005789696" calcext:value-type="float">
            <text:p>0.00578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9756802659433" calcext:value-type="float">
            <text:p>0.609756802659433</text:p>
          </table:table-cell>
          <table:table-cell office:value-type="float" office:value="0.006410752" calcext:value-type="float">
            <text:p>0.006410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2896440117" calcext:value-type="float">
            <text:p>0.197832896440117</text:p>
          </table:table-cell>
          <table:table-cell office:value-type="float" office:value="0.010285824" calcext:value-type="float">
            <text:p>0.010285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7702429186722" calcext:value-type="float">
            <text:p>0.427702429186722</text:p>
          </table:table-cell>
          <table:table-cell office:value-type="float" office:value="0.00237824" calcext:value-type="float">
            <text:p>0.00237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071939460987" calcext:value-type="float">
            <text:p>0.54071939460987</text:p>
          </table:table-cell>
          <table:table-cell office:value-type="float" office:value="0.011820544" calcext:value-type="float">
            <text:p>0.011820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627379370023" calcext:value-type="float">
            <text:p>0.697627379370023</text:p>
          </table:table-cell>
          <table:table-cell office:value-type="float" office:value="0.007394816" calcext:value-type="float">
            <text:p>0.00739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2492947262484" calcext:value-type="float">
            <text:p>0.922492947262484</text:p>
          </table:table-cell>
          <table:table-cell office:value-type="float" office:value="0.006645504" calcext:value-type="float">
            <text:p>0.00664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1867955947273" calcext:value-type="float">
            <text:p>0.971867955947273</text:p>
          </table:table-cell>
          <table:table-cell office:value-type="float" office:value="0.00736384" calcext:value-type="float">
            <text:p>0.0073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42308961394" calcext:value-type="float">
            <text:p>0.38642308961394</text:p>
          </table:table-cell>
          <table:table-cell office:value-type="float" office:value="0.008713984" calcext:value-type="float">
            <text:p>0.00871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937435658207" calcext:value-type="float">
            <text:p>0.576937435658207</text:p>
          </table:table-cell>
          <table:table-cell office:value-type="float" office:value="0.008489984" calcext:value-type="float">
            <text:p>0.00848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1387258335265" calcext:value-type="float">
            <text:p>0.251387258335265</text:p>
          </table:table-cell>
          <table:table-cell office:value-type="float" office:value="0.005720064" calcext:value-type="float">
            <text:p>0.005720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85769872847" calcext:value-type="float">
            <text:p>0.049888576987285</text:p>
          </table:table-cell>
          <table:table-cell office:value-type="float" office:value="0.005666048" calcext:value-type="float">
            <text:p>0.00566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7922341724689" calcext:value-type="float">
            <text:p>0.967922341724689</text:p>
          </table:table-cell>
          <table:table-cell office:value-type="float" office:value="0.00691072" calcext:value-type="float">
            <text:p>0.00691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5719279932431" calcext:value-type="float">
            <text:p>0.485719279932431</text:p>
          </table:table-cell>
          <table:table-cell office:value-type="float" office:value="0.006926336" calcext:value-type="float">
            <text:p>0.006926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7545701445673" calcext:value-type="float">
            <text:p>0.907545701445673</text:p>
          </table:table-cell>
          <table:table-cell office:value-type="float" office:value="0.006788608" calcext:value-type="float">
            <text:p>0.006788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986537163095" calcext:value-type="float">
            <text:p>0.283986537163095</text:p>
          </table:table-cell>
          <table:table-cell office:value-type="float" office:value="0.003046912" calcext:value-type="float">
            <text:p>0.003046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218879073799" calcext:value-type="float">
            <text:p>0.696218879073799</text:p>
          </table:table-cell>
          <table:table-cell office:value-type="float" office:value="0.002809856" calcext:value-type="float">
            <text:p>0.002809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2730254281804" calcext:value-type="float">
            <text:p>0.332730254281804</text:p>
          </table:table-cell>
          <table:table-cell office:value-type="float" office:value="0.002391808" calcext:value-type="float">
            <text:p>0.002391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9325986105286" calcext:value-type="float">
            <text:p>0.559325986105286</text:p>
          </table:table-cell>
          <table:table-cell office:value-type="float" office:value="0.0012096" calcext:value-type="float">
            <text:p>0.0012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288411705763" calcext:value-type="float">
            <text:p>0.51288411705763</text:p>
          </table:table-cell>
          <table:table-cell office:value-type="float" office:value="0.001076224" calcext:value-type="float">
            <text:p>0.001076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978893795284" calcext:value-type="float">
            <text:p>0.179978893795284</text:p>
          </table:table-cell>
          <table:table-cell office:value-type="float" office:value="0.006424832" calcext:value-type="float">
            <text:p>0.00642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4718828008301" calcext:value-type="float">
            <text:p>0.01347188280083</text:p>
          </table:table-cell>
          <table:table-cell office:value-type="float" office:value="0.009271808" calcext:value-type="float">
            <text:p>0.009271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386052457178" calcext:value-type="float">
            <text:p>0.519386052457178</text:p>
          </table:table-cell>
          <table:table-cell office:value-type="float" office:value="0.001103104" calcext:value-type="float">
            <text:p>0.00110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499542306624" calcext:value-type="float">
            <text:p>0.634499542306624</text:p>
          </table:table-cell>
          <table:table-cell office:value-type="float" office:value="0.000869632" calcext:value-type="float">
            <text:p>0.000869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9159368134717" calcext:value-type="float">
            <text:p>0.449159368134717</text:p>
          </table:table-cell>
          <table:table-cell office:value-type="float" office:value="0.01081984" calcext:value-type="float">
            <text:p>0.01081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649193866266" calcext:value-type="float">
            <text:p>0.134649193866266</text:p>
          </table:table-cell>
          <table:table-cell office:value-type="float" office:value="0.006764288" calcext:value-type="float">
            <text:p>0.006764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345003885031" calcext:value-type="float">
            <text:p>0.587345003885031</text:p>
          </table:table-cell>
          <table:table-cell office:value-type="float" office:value="0.006667008" calcext:value-type="float">
            <text:p>0.00666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1880962496296" calcext:value-type="float">
            <text:p>0.421880962496296</text:p>
          </table:table-cell>
          <table:table-cell office:value-type="float" office:value="0.005950464" calcext:value-type="float">
            <text:p>0.00595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6020761191" calcext:value-type="float">
            <text:p>0.66786020761191</text:p>
          </table:table-cell>
          <table:table-cell office:value-type="float" office:value="0.006807808" calcext:value-type="float">
            <text:p>0.00680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753431087782" calcext:value-type="float">
            <text:p>0.125753431087782</text:p>
          </table:table-cell>
          <table:table-cell office:value-type="float" office:value="0.006813952" calcext:value-type="float">
            <text:p>0.00681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62849674092009" calcext:value-type="float">
            <text:p>0.096284967409201</text:p>
          </table:table-cell>
          <table:table-cell office:value-type="float" office:value="0.006486784" calcext:value-type="float">
            <text:p>0.006486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1263173317393" calcext:value-type="float">
            <text:p>0.731263173317393</text:p>
          </table:table-cell>
          <table:table-cell office:value-type="float" office:value="0.007065856" calcext:value-type="float">
            <text:p>0.00706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4349322533815" calcext:value-type="float">
            <text:p>0.494349322533815</text:p>
          </table:table-cell>
          <table:table-cell office:value-type="float" office:value="0.013218816" calcext:value-type="float">
            <text:p>0.013218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433074168832" calcext:value-type="float">
            <text:p>0.112433074168832</text:p>
          </table:table-cell>
          <table:table-cell office:value-type="float" office:value="0.01293824" calcext:value-type="float">
            <text:p>0.0129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4437696184957" calcext:value-type="float">
            <text:p>0.384437696184957</text:p>
          </table:table-cell>
          <table:table-cell office:value-type="float" office:value="0.00968832" calcext:value-type="float">
            <text:p>0.00968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1949220766474" calcext:value-type="float">
            <text:p>0.161949220766474</text:p>
          </table:table-cell>
          <table:table-cell office:value-type="float" office:value="0.00952064" calcext:value-type="float">
            <text:p>0.0095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5323571471312" calcext:value-type="float">
            <text:p>0.705323571471312</text:p>
          </table:table-cell>
          <table:table-cell office:value-type="float" office:value="0.009423872" calcext:value-type="float">
            <text:p>0.00942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345816916663" calcext:value-type="float">
            <text:p>0.526345816916663</text:p>
          </table:table-cell>
          <table:table-cell office:value-type="float" office:value="0.008167936" calcext:value-type="float">
            <text:p>0.008167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0801572183737" calcext:value-type="float">
            <text:p>0.099080157218374</text:p>
          </table:table-cell>
          <table:table-cell office:value-type="float" office:value="0.007932672" calcext:value-type="float">
            <text:p>0.00793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516749444016" calcext:value-type="float">
            <text:p>0.621516749444016</text:p>
          </table:table-cell>
          <table:table-cell office:value-type="float" office:value="0.014403072" calcext:value-type="float">
            <text:p>0.0144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341627533874" calcext:value-type="float">
            <text:p>0.732341627533874</text:p>
          </table:table-cell>
          <table:table-cell office:value-type="float" office:value="0.006978816" calcext:value-type="float">
            <text:p>0.006978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8708178228276" calcext:value-type="float">
            <text:p>0.618708178228276</text:p>
          </table:table-cell>
          <table:table-cell office:value-type="float" office:value="0.006447104" calcext:value-type="float">
            <text:p>0.006447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3030128247194" calcext:value-type="float">
            <text:p>0.533030128247194</text:p>
          </table:table-cell>
          <table:table-cell office:value-type="float" office:value="0.006130944" calcext:value-type="float">
            <text:p>0.006130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5583738013687" calcext:value-type="float">
            <text:p>0.765583738013687</text:p>
          </table:table-cell>
          <table:table-cell office:value-type="float" office:value="0.00620288" calcext:value-type="float">
            <text:p>0.00620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016411554775" calcext:value-type="float">
            <text:p>0.671016411554775</text:p>
          </table:table-cell>
          <table:table-cell office:value-type="float" office:value="0.006292992" calcext:value-type="float">
            <text:p>0.006292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4660911521231" calcext:value-type="float">
            <text:p>0.854660911521231</text:p>
          </table:table-cell>
          <table:table-cell office:value-type="float" office:value="0.006224384" calcext:value-type="float">
            <text:p>0.00622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897003400405" calcext:value-type="float">
            <text:p>0.584897003400405</text:p>
          </table:table-cell>
          <table:table-cell office:value-type="float" office:value="0.007661568" calcext:value-type="float">
            <text:p>0.007661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88685769898" calcext:value-type="float">
            <text:p>0.02888685769898</text:p>
          </table:table-cell>
          <table:table-cell office:value-type="float" office:value="0.00657024" calcext:value-type="float">
            <text:p>0.0065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845000756908" calcext:value-type="float">
            <text:p>0.283845000756908</text:p>
          </table:table-cell>
          <table:table-cell office:value-type="float" office:value="0.006048" calcext:value-type="float">
            <text:p>0.00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4971605301155" calcext:value-type="float">
            <text:p>0.254971605301155</text:p>
          </table:table-cell>
          <table:table-cell office:value-type="float" office:value="0.005892864" calcext:value-type="float">
            <text:p>0.00589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3272124302639" calcext:value-type="float">
            <text:p>0.913272124302639</text:p>
          </table:table-cell>
          <table:table-cell office:value-type="float" office:value="0.002763264" calcext:value-type="float">
            <text:p>0.00276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867782505873" calcext:value-type="float">
            <text:p>0.229867782505873</text:p>
          </table:table-cell>
          <table:table-cell office:value-type="float" office:value="0.000996864" calcext:value-type="float">
            <text:p>0.000996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6499779587832" calcext:value-type="float">
            <text:p>0.926499779587832</text:p>
          </table:table-cell>
          <table:table-cell office:value-type="float" office:value="0.000845568" calcext:value-type="float">
            <text:p>0.000845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454781683575" calcext:value-type="float">
            <text:p>0.996454781683575</text:p>
          </table:table-cell>
          <table:table-cell office:value-type="float" office:value="0.000745216" calcext:value-type="float">
            <text:p>0.00074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0274627124409" calcext:value-type="float">
            <text:p>0.078027462712441</text:p>
          </table:table-cell>
          <table:table-cell office:value-type="float" office:value="0.005856768" calcext:value-type="float">
            <text:p>0.005856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421722415335" calcext:value-type="float">
            <text:p>0.532421722415335</text:p>
          </table:table-cell>
          <table:table-cell office:value-type="float" office:value="0.013697536" calcext:value-type="float">
            <text:p>0.013697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9907978731084" calcext:value-type="float">
            <text:p>0.559907978731084</text:p>
          </table:table-cell>
          <table:table-cell office:value-type="float" office:value="0.006166528" calcext:value-type="float">
            <text:p>0.006166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4584080219121" calcext:value-type="float">
            <text:p>0.434584080219121</text:p>
          </table:table-cell>
          <table:table-cell office:value-type="float" office:value="0.005943552" calcext:value-type="float">
            <text:p>0.00594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011681634732" calcext:value-type="float">
            <text:p>0.205011681634732</text:p>
          </table:table-cell>
          <table:table-cell office:value-type="float" office:value="0.00895488" calcext:value-type="float">
            <text:p>0.00895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105088051225" calcext:value-type="float">
            <text:p>0.824105088051225</text:p>
          </table:table-cell>
          <table:table-cell office:value-type="float" office:value="0.00879104" calcext:value-type="float">
            <text:p>0.00879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2311131377167" calcext:value-type="float">
            <text:p>0.016231113137717</text:p>
          </table:table-cell>
          <table:table-cell office:value-type="float" office:value="0.005894144" calcext:value-type="float">
            <text:p>0.005894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9054450613678" calcext:value-type="float">
            <text:p>0.023905445061368</text:p>
          </table:table-cell>
          <table:table-cell office:value-type="float" office:value="0.00872832" calcext:value-type="float">
            <text:p>0.00872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491967442427" calcext:value-type="float">
            <text:p>0.669491967442427</text:p>
          </table:table-cell>
          <table:table-cell office:value-type="float" office:value="0.0071616" calcext:value-type="float">
            <text:p>0.0071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852526120631" calcext:value-type="float">
            <text:p>0.94852526120631</text:p>
          </table:table-cell>
          <table:table-cell office:value-type="float" office:value="0.004699136" calcext:value-type="float">
            <text:p>0.004699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44567514258589" calcext:value-type="float">
            <text:p>0.064456751425859</text:p>
          </table:table-cell>
          <table:table-cell office:value-type="float" office:value="0.004422656" calcext:value-type="float">
            <text:p>0.004422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547138700646" calcext:value-type="float">
            <text:p>0.199547138700646</text:p>
          </table:table-cell>
          <table:table-cell office:value-type="float" office:value="0.00564608" calcext:value-type="float">
            <text:p>0.00564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471173015726" calcext:value-type="float">
            <text:p>0.834471173015726</text:p>
          </table:table-cell>
          <table:table-cell office:value-type="float" office:value="0.01332224" calcext:value-type="float">
            <text:p>0.01332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4172244342161" calcext:value-type="float">
            <text:p>0.564172244342161</text:p>
          </table:table-cell>
          <table:table-cell office:value-type="float" office:value="0.00531328" calcext:value-type="float">
            <text:p>0.00531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078972331939" calcext:value-type="float">
            <text:p>0.148078972331939</text:p>
          </table:table-cell>
          <table:table-cell office:value-type="float" office:value="0.005181952" calcext:value-type="float">
            <text:p>0.005181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804287285881" calcext:value-type="float">
            <text:p>0.500804287285881</text:p>
          </table:table-cell>
          <table:table-cell office:value-type="float" office:value="0.008455936" calcext:value-type="float">
            <text:p>0.008455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1175516020184" calcext:value-type="float">
            <text:p>0.311175516020184</text:p>
          </table:table-cell>
          <table:table-cell office:value-type="float" office:value="0.009608192" calcext:value-type="float">
            <text:p>0.00960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822849793861" calcext:value-type="float">
            <text:p>0.611822849793861</text:p>
          </table:table-cell>
          <table:table-cell office:value-type="float" office:value="0.00780928" calcext:value-type="float">
            <text:p>0.0078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5967838801817" calcext:value-type="float">
            <text:p>0.935967838801817</text:p>
          </table:table-cell>
          <table:table-cell office:value-type="float" office:value="0.006497024" calcext:value-type="float">
            <text:p>0.00649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9727485779054" calcext:value-type="float">
            <text:p>0.879727485779054</text:p>
          </table:table-cell>
          <table:table-cell office:value-type="float" office:value="0.005335808" calcext:value-type="float">
            <text:p>0.005335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460300289512" calcext:value-type="float">
            <text:p>0.787460300289512</text:p>
          </table:table-cell>
          <table:table-cell office:value-type="float" office:value="0.041454848" calcext:value-type="float">
            <text:p>0.041454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2175508059811" calcext:value-type="float">
            <text:p>0.099217550805981</text:p>
          </table:table-cell>
          <table:table-cell office:value-type="float" office:value="0.027865856" calcext:value-type="float">
            <text:p>0.027865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7:26:43.991905536</meta:creation-date>
    <dc:date>2021-02-16T07:43:37.499485788</dc:date>
    <meta:editing-duration>PT6M43S</meta:editing-duration>
    <meta:editing-cycles>2</meta:editing-cycles>
    <meta:generator>LibreOffice/6.4.6.2$Linux_X86_64 LibreOffice_project/40$Build-2</meta:generator>
    <meta:document-statistic meta:table-count="3" meta:cell-count="2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Sheet1.A1:Sheet1.A2 T1P20S1_h21.C1:T1P20S1_h21.C15 T1P20S1_R_h21.C1:T1P20S1_R_h21.C15" chart:data-source-has-labels="row" svg:x="0.32cm" svg:y="0.18cm" svg:width="11.423cm" svg:height="8.64cm">
          <chartooo:coordinate-region svg:x="1.418cm" svg:y="0.379cm" svg:width="10.1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1P20S1_h21.C1:T1P20S1_h21.C15" chart:label-cell-address="Sheet1.A1:Sheet1.A1" chart:class="chart:line">
            <chart:data-point chart:repeated="15"/>
          </chart:series>
          <chart:series chart:style-name="ch7" chart:values-cell-range-address="T1P20S1_R_h21.C1:T1P20S1_R_h21.C15" chart:label-cell-address="Sheet1.A2:Sheet1.A2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P20S1_h21</text:p>
                <draw:g>
                  <svg:desc>Sheet1.A1:Sheet1.A1</svg:desc>
                </draw:g>
              </table:table-cell>
              <table:table-cell office:value-type="string">
                <text:p>T1P20S1_R_h21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90016">
                <text:p>0.013590016</text:p>
                <draw:g>
                  <svg:desc>T1P20S1_h21.C1:T1P20S1_h21.C15</svg:desc>
                </draw:g>
              </table:table-cell>
              <table:table-cell office:value-type="float" office:value="0.006549248">
                <text:p>0.006549248</text:p>
                <draw:g>
                  <svg:desc>T1P20S1_R_h21.C1:T1P20S1_R_h2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28704">
                <text:p>0.016328704</text:p>
              </table:table-cell>
              <table:table-cell office:value-type="float" office:value="0.005044992">
                <text:p>0.00504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236864">
                <text:p>0.007236864</text:p>
              </table:table-cell>
              <table:table-cell office:value-type="float" office:value="0.005828608">
                <text:p>0.005828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95264">
                <text:p>0.00795264</text:p>
              </table:table-cell>
              <table:table-cell office:value-type="float" office:value="0.002513408">
                <text:p>0.002513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62112">
                <text:p>0.000762112</text:p>
              </table:table-cell>
              <table:table-cell office:value-type="float" office:value="0.007301376">
                <text:p>0.007301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4128">
                <text:p>0.0064128</text:p>
              </table:table-cell>
              <table:table-cell office:value-type="float" office:value="0.006759936">
                <text:p>0.006759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3488">
                <text:p>0.00783488</text:p>
              </table:table-cell>
              <table:table-cell office:value-type="float" office:value="0.006255104">
                <text:p>0.006255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1552">
                <text:p>0.00151552</text:p>
              </table:table-cell>
              <table:table-cell office:value-type="float" office:value="0.005914368">
                <text:p>0.005914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85184">
                <text:p>0.00685184</text:p>
              </table:table-cell>
              <table:table-cell office:value-type="float" office:value="0.006711296">
                <text:p>0.006711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669568">
                <text:p>0.010669568</text:p>
              </table:table-cell>
              <table:table-cell office:value-type="float" office:value="0.006529792">
                <text:p>0.006529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86752">
                <text:p>0.000586752</text:p>
              </table:table-cell>
              <table:table-cell office:value-type="float" office:value="0.0039552">
                <text:p>0.003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0528">
                <text:p>0.0150528</text:p>
              </table:table-cell>
              <table:table-cell office:value-type="float" office:value="0.007425024">
                <text:p>0.007425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09632">
                <text:p>0.004709632</text:p>
              </table:table-cell>
              <table:table-cell office:value-type="float" office:value="0.011534592">
                <text:p>0.011534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54112">
                <text:p>0.014554112</text:p>
              </table:table-cell>
              <table:table-cell office:value-type="float" office:value="0.00681472">
                <text:p>0.00681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114432">
                <text:p>0.016114432</text:p>
              </table:table-cell>
              <table:table-cell office:value-type="float" office:value="0.01446272">
                <text:p>0.01446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